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/>
          <table:table-cell office:value-type="string" calcext:value-type="string">
            <text:p>SDRP</text:p>
          </table:table-cell>
          <table:table-cell office:value-type="string" calcext:value-type="string">
            <text:p>Bias</text:p>
          </table:table-cell>
          <table:table-cell table:number-columns-repeated="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20219" calcext:value-type="float">
            <text:p>0.00020219</text:p>
          </table:table-cell>
          <table:table-cell table:formula="of:=IF([.B2]=0;0;IF([.B2]=1;1;LN([.B2]/(1-[.B2]))+0.5))" office:value-type="float" office:value="-8.00610049814191" calcext:value-type="float">
            <text:p>-8.00610049814191</text:p>
          </table:table-cell>
          <table:table-cell table:formula="of:=IF([.B2]=0;0;IF([.B2]=1;1;[.C2]+VLOOKUP([.$A2]; [.$G$2:.$H$42]; 2; 0)))" office:value-type="float" office:value="-8.00124324197735" calcext:value-type="float">
            <text:p>-8.00124324197735</text:p>
          </table:table-cell>
          <table:table-cell table:formula="of:=IF([.B2]=0;0;IF([.B2]=1;1;1/(1+EXP(-[.D2]+0.5))))" office:value-type="float" office:value="0.000203174277597814" calcext:value-type="float">
            <text:p>0.0002031742775978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76947166962938" calcext:value-type="float">
            <text:p>0.0047694716696293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281922" calcext:value-type="float">
            <text:p>0.00281922</text:p>
          </table:table-cell>
          <table:table-cell table:formula="of:=IF([.B3]=0;0;IF([.B3]=1;1;LN([.B3]/(1-[.B3]))+0.5))" office:value-type="float" office:value="-5.36847182655087" calcext:value-type="float">
            <text:p>-5.36847182655087</text:p>
          </table:table-cell>
          <table:table-cell table:formula="of:=IF([.B3]=0;0;IF([.B3]=1;1;[.C3]+VLOOKUP([.$A3]; [.$G$2:.$H$42]; 2; 0)))" office:value-type="float" office:value="-5.36338230200974" calcext:value-type="float">
            <text:p>-5.36338230200974</text:p>
          </table:table-cell>
          <table:table-cell table:formula="of:=IF([.B3]=0;0;IF([.B3]=1;1;1/(1+EXP(-[.D3]+0.5))))" office:value-type="float" office:value="0.00283356430388919" calcext:value-type="float">
            <text:p>0.00283356430388919</text:p>
          </table:table-cell>
          <table:table-cell/>
          <table:table-cell office:value-type="float" office:value="0.975" calcext:value-type="float">
            <text:p>0.975</text:p>
          </table:table-cell>
          <table:table-cell office:value-type="float" office:value="0.00482514844922632" calcext:value-type="float">
            <text:p>0.0048251484492263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268035" calcext:value-type="float">
            <text:p>0.268035</text:p>
          </table:table-cell>
          <table:table-cell table:formula="of:=IF([.B4]=0;0;IF([.B4]=1;1;LN([.B4]/(1-[.B4]))+0.5))" office:value-type="float" office:value="-0.504615129611791" calcext:value-type="float">
            <text:p>-0.504615129611791</text:p>
          </table:table-cell>
          <table:table-cell table:formula="of:=IF([.B4]=0;0;IF([.B4]=1;1;[.C4]+VLOOKUP([.$A4]; [.$G$2:.$H$42]; 2; 0)))" office:value-type="float" office:value="-0.499945292678265" calcext:value-type="float">
            <text:p>-0.499945292678265</text:p>
          </table:table-cell>
          <table:table-cell table:formula="of:=IF([.B4]=0;0;IF([.B4]=1;1;1/(1+EXP(-[.D4]+0.5))))" office:value-type="float" office:value="0.268952177618246" calcext:value-type="float">
            <text:p>0.268952177618246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00478415464289183" calcext:value-type="float">
            <text:p>0.0047841546428918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00743738" calcext:value-type="float">
            <text:p>0.000000743738</text:p>
          </table:table-cell>
          <table:table-cell table:formula="of:=IF([.B5]=0;0;IF([.B5]=1;1;LN([.B5]/(1-[.B5]))+0.5))" office:value-type="float" office:value="-13.6115762709322" calcext:value-type="float">
            <text:p>-13.6115762709322</text:p>
          </table:table-cell>
          <table:table-cell table:formula="of:=IF([.B5]=0;0;IF([.B5]=1;1;[.C5]+VLOOKUP([.$A5]; [.$G$2:.$H$42]; 2; 0)))" office:value-type="float" office:value="-13.6067581213188" calcext:value-type="float">
            <text:p>-13.6067581213188</text:p>
          </table:table-cell>
          <table:table-cell table:formula="of:=IF([.B5]=0;0;IF([.B5]=1;1;1/(1+EXP(-[.D5]+0.5))))" office:value-type="float" office:value="0.00000074733008493142" calcext:value-type="float">
            <text:p>7.47330084931424E-07</text:p>
          </table:table-cell>
          <table:table-cell/>
          <table:table-cell office:value-type="float" office:value="0.925" calcext:value-type="float">
            <text:p>0.925</text:p>
          </table:table-cell>
          <table:table-cell office:value-type="float" office:value="0.00486400914013966" calcext:value-type="float">
            <text:p>0.0048640091401396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643287" calcext:value-type="float">
            <text:p>0.643287</text:p>
          </table:table-cell>
          <table:table-cell table:formula="of:=IF([.B6]=0;0;IF([.B6]=1;1;LN([.B6]/(1-[.B6]))+0.5))" office:value-type="float" office:value="1.08965943301904" calcext:value-type="float">
            <text:p>1.08965943301904</text:p>
          </table:table-cell>
          <table:table-cell table:formula="of:=IF([.B6]=0;0;IF([.B6]=1;1;[.C6]+VLOOKUP([.$A6]; [.$G$2:.$H$42]; 2; 0)))" office:value-type="float" office:value="1.09161700457761" calcext:value-type="float">
            <text:p>1.09161700457761</text:p>
          </table:table-cell>
          <table:table-cell table:formula="of:=IF([.B6]=0;0;IF([.B6]=1;1;1/(1+EXP(-[.D6]+0.5))))" office:value-type="float" office:value="0.643736075559552" calcext:value-type="float">
            <text:p>0.64373607555955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0489547275801218" calcext:value-type="float">
            <text:p>0.0048954727580121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179761" calcext:value-type="float">
            <text:p>0.00179761</text:p>
          </table:table-cell>
          <table:table-cell table:formula="of:=IF([.B7]=0;0;IF([.B7]=1;1;LN([.B7]/(1-[.B7]))+0.5))" office:value-type="float" office:value="-5.81949804649604" calcext:value-type="float">
            <text:p>-5.81949804649604</text:p>
          </table:table-cell>
          <table:table-cell table:formula="of:=IF([.B7]=0;0;IF([.B7]=1;1;[.C7]+VLOOKUP([.$A7]; [.$G$2:.$H$42]; 2; 0)))" office:value-type="float" office:value="-5.81422119070669" calcext:value-type="float">
            <text:p>-5.81422119070669</text:p>
          </table:table-cell>
          <table:table-cell table:formula="of:=IF([.B7]=0;0;IF([.B7]=1;1;1/(1+EXP(-[.D7]+0.5))))" office:value-type="float" office:value="0.00180710361322548" calcext:value-type="float">
            <text:p>0.00180710361322548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00490205639102704" calcext:value-type="float">
            <text:p>0.0049020563910270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053" calcext:value-type="float">
            <text:p>0.01053</text:p>
          </table:table-cell>
          <table:table-cell table:formula="of:=IF([.B8]=0;0;IF([.B8]=1;1;LN([.B8]/(1-[.B8]))+0.5))" office:value-type="float" office:value="-4.04294112009453" calcext:value-type="float">
            <text:p>-4.04294112009453</text:p>
          </table:table-cell>
          <table:table-cell table:formula="of:=IF([.B8]=0;0;IF([.B8]=1;1;[.C8]+VLOOKUP([.$A8]; [.$G$2:.$H$42]; 2; 0)))" office:value-type="float" office:value="-4.03706582484444" calcext:value-type="float">
            <text:p>-4.03706582484444</text:p>
          </table:table-cell>
          <table:table-cell table:formula="of:=IF([.B8]=0;0;IF([.B8]=1;1;1/(1+EXP(-[.D8]+0.5))))" office:value-type="float" office:value="0.0105913917736413" calcext:value-type="float">
            <text:p>0.0105913917736413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0481814961341214" calcext:value-type="float">
            <text:p>0.0048181496134121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]=0;0;IF([.B9]=1;1;LN([.B9]/(1-[.B9]))+0.5))" office:value-type="float" office:value="1" calcext:value-type="float">
            <text:p>1</text:p>
          </table:table-cell>
          <table:table-cell table:formula="of:=IF([.B9]=0;0;IF([.B9]=1;1;[.C9]+VLOOKUP([.$A9]; [.$G$2:.$H$42]; 2; 0)))" office:value-type="float" office:value="1" calcext:value-type="float">
            <text:p>1</text:p>
          </table:table-cell>
          <table:table-cell table:formula="of:=IF([.B9]=0;0;IF([.B9]=1;1;1/(1+EXP(-[.D9]+0.5))))" office:value-type="float" office:value="1" calcext:value-type="float">
            <text:p>1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0.00474977138941589" calcext:value-type="float">
            <text:p>0.0047497713894158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571006" calcext:value-type="float">
            <text:p>0.00000571006</text:p>
          </table:table-cell>
          <table:table-cell table:formula="of:=IF([.B10]=0;0;IF([.B10]=1;1;LN([.B10]/(1-[.B10]))+0.5))" office:value-type="float" office:value="-11.5732753163944" calcext:value-type="float">
            <text:p>-11.5732753163944</text:p>
          </table:table-cell>
          <table:table-cell table:formula="of:=IF([.B10]=0;0;IF([.B10]=1;1;[.C10]+VLOOKUP([.$A10]; [.$G$2:.$H$42]; 2; 0)))" office:value-type="float" office:value="-11.5686963662946" calcext:value-type="float">
            <text:p>-11.5686963662946</text:p>
          </table:table-cell>
          <table:table-cell table:formula="of:=IF([.B10]=0;0;IF([.B10]=1;1;1/(1+EXP(-[.D10]+0.5))))" office:value-type="float" office:value="0.00000573626588175067" calcext:value-type="float">
            <text:p>5.73626588175067E-0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0045789500997966" calcext:value-type="float">
            <text:p>0.004578950099796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00637551" calcext:value-type="float">
            <text:p>0.000000637551</text:p>
          </table:table-cell>
          <table:table-cell table:formula="of:=IF([.B11]=0;0;IF([.B11]=1;1;LN([.B11]/(1-[.B11]))+0.5))" office:value-type="float" office:value="-13.7656309255625" calcext:value-type="float">
            <text:p>-13.7656309255625</text:p>
          </table:table-cell>
          <table:table-cell table:formula="of:=IF([.B11]=0;0;IF([.B11]=1;1;[.C11]+VLOOKUP([.$A11]; [.$G$2:.$H$42]; 2; 0)))" office:value-type="float" office:value="-13.760812775949" calcext:value-type="float">
            <text:p>-13.760812775949</text:p>
          </table:table-cell>
          <table:table-cell table:formula="of:=IF([.B11]=0;0;IF([.B11]=1;1;1/(1+EXP(-[.D11]+0.5))))" office:value-type="float" office:value="0.0000006406302262658" calcext:value-type="float">
            <text:p>6.40630226265797E-07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00464492126394373" calcext:value-type="float">
            <text:p>0.0046449212639437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2]=0;0;IF([.B12]=1;1;LN([.B12]/(1-[.B12]))+0.5))" office:value-type="float" office:value="0" calcext:value-type="float">
            <text:p>0</text:p>
          </table:table-cell>
          <table:table-cell table:formula="of:=IF([.B12]=0;0;IF([.B12]=1;1;[.C12]+VLOOKUP([.$A12]; [.$G$2:.$H$42]; 2; 0)))" office:value-type="float" office:value="0" calcext:value-type="float">
            <text:p>0</text:p>
          </table:table-cell>
          <table:table-cell table:formula="of:=IF([.B12]=0;0;IF([.B12]=1;1;1/(1+EXP(-[.D12]+0.5))))"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00471753936899967" calcext:value-type="float">
            <text:p>0.00471753936899967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279792" calcext:value-type="float">
            <text:p>0.0279792</text:p>
          </table:table-cell>
          <table:table-cell table:formula="of:=IF([.B13]=0;0;IF([.B13]=1;1;LN([.B13]/(1-[.B13]))+0.5))" office:value-type="float" office:value="-3.04791582643118" calcext:value-type="float">
            <text:p>-3.04791582643118</text:p>
          </table:table-cell>
          <table:table-cell table:formula="of:=IF([.B13]=0;0;IF([.B13]=1;1;[.C13]+VLOOKUP([.$A13]; [.$G$2:.$H$42]; 2; 0)))" office:value-type="float" office:value="-3.04189283918606" calcext:value-type="float">
            <text:p>-3.04189283918606</text:p>
          </table:table-cell>
          <table:table-cell table:formula="of:=IF([.B13]=0;0;IF([.B13]=1;1;1/(1+EXP(-[.D13]+0.5))))" office:value-type="float" office:value="0.0281434698742937" calcext:value-type="float">
            <text:p>0.0281434698742937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00479967455772075" calcext:value-type="float">
            <text:p>0.00479967455772075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16299" calcext:value-type="float">
            <text:p>0.00016299</text:p>
          </table:table-cell>
          <table:table-cell table:formula="of:=IF([.B14]=0;0;IF([.B14]=1;1;LN([.B14]/(1-[.B14]))+0.5))" office:value-type="float" office:value="-8.22165870544842" calcext:value-type="float">
            <text:p>-8.22165870544842</text:p>
          </table:table-cell>
          <table:table-cell table:formula="of:=IF([.B14]=0;0;IF([.B14]=1;1;[.C14]+VLOOKUP([.$A14]; [.$G$2:.$H$42]; 2; 0)))" office:value-type="float" office:value="-8.21656918090729" calcext:value-type="float">
            <text:p>-8.21656918090729</text:p>
          </table:table-cell>
          <table:table-cell table:formula="of:=IF([.B14]=0;0;IF([.B14]=1;1;1/(1+EXP(-[.D14]+0.5))))" office:value-type="float" office:value="0.000163821519933825" calcext:value-type="float">
            <text:p>0.00016382151993382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0048148856232812" calcext:value-type="float">
            <text:p>0.004814885623281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5]=0;0;IF([.B15]=1;1;LN([.B15]/(1-[.B15]))+0.5))" office:value-type="float" office:value="1" calcext:value-type="float">
            <text:p>1</text:p>
          </table:table-cell>
          <table:table-cell table:formula="of:=IF([.B15]=0;0;IF([.B15]=1;1;[.C15]+VLOOKUP([.$A15]; [.$G$2:.$H$42]; 2; 0)))" office:value-type="float" office:value="1" calcext:value-type="float">
            <text:p>1</text:p>
          </table:table-cell>
          <table:table-cell table:formula="of:=IF([.B15]=0;0;IF([.B15]=1;1;1/(1+EXP(-[.D15]+0.5))))" office:value-type="float" office:value="1" calcext:value-type="float">
            <text:p>1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0.00485725616455733" calcext:value-type="float">
            <text:p>0.0048572561645573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729555" calcext:value-type="float">
            <text:p>0.00729555</text:p>
          </table:table-cell>
          <table:table-cell table:formula="of:=IF([.B16]=0;0;IF([.B16]=1;1;LN([.B16]/(1-[.B16]))+0.5))" office:value-type="float" office:value="-4.41316841307121" calcext:value-type="float">
            <text:p>-4.41316841307121</text:p>
          </table:table-cell>
          <table:table-cell table:formula="of:=IF([.B16]=0;0;IF([.B16]=1;1;[.C16]+VLOOKUP([.$A16]; [.$G$2:.$H$42]; 2; 0)))" office:value-type="float" office:value="-4.40729311782111" calcext:value-type="float">
            <text:p>-4.40729311782111</text:p>
          </table:table-cell>
          <table:table-cell table:formula="of:=IF([.B16]=0;0;IF([.B16]=1;1;1/(1+EXP(-[.D16]+0.5))))" office:value-type="float" office:value="0.00733822420724058" calcext:value-type="float">
            <text:p>0.00733822420724058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00508952454113042" calcext:value-type="float">
            <text:p>0.0050895245411304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.0000157263" calcext:value-type="float">
            <text:p>0.0000157263</text:p>
          </table:table-cell>
          <table:table-cell table:formula="of:=IF([.B17]=0;0;IF([.B17]=1;1;LN([.B17]/(1-[.B17]))+0.5))" office:value-type="float" office:value="-10.560160361465" calcext:value-type="float">
            <text:p>-10.560160361465</text:p>
          </table:table-cell>
          <table:table-cell table:formula="of:=IF([.B17]=0;0;IF([.B17]=1;1;[.C17]+VLOOKUP([.$A17]; [.$G$2:.$H$42]; 2; 0)))" office:value-type="float" office:value="-10.5553352130157" calcext:value-type="float">
            <text:p>-10.5553352130157</text:p>
          </table:table-cell>
          <table:table-cell table:formula="of:=IF([.B17]=0;0;IF([.B17]=1;1;1/(1+EXP(-[.D17]+0.5))))" office:value-type="float" office:value="0.0000158023638951623" calcext:value-type="float">
            <text:p>1.58023638951623E-0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00527685578934619" calcext:value-type="float">
            <text:p>0.0052768557893461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8]=0;0;IF([.B18]=1;1;LN([.B18]/(1-[.B18]))+0.5))" office:value-type="float" office:value="1" calcext:value-type="float">
            <text:p>1</text:p>
          </table:table-cell>
          <table:table-cell table:formula="of:=IF([.B18]=0;0;IF([.B18]=1;1;[.C18]+VLOOKUP([.$A18]; [.$G$2:.$H$42]; 2; 0)))" office:value-type="float" office:value="1" calcext:value-type="float">
            <text:p>1</text:p>
          </table:table-cell>
          <table:table-cell table:formula="of:=IF([.B18]=0;0;IF([.B18]=1;1;1/(1+EXP(-[.D18]+0.5))))" office:value-type="float" office:value="1" calcext:value-type="float">
            <text:p>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00542766660027365" calcext:value-type="float">
            <text:p>0.00542766660027365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14404" calcext:value-type="float">
            <text:p>0.0114404</text:p>
          </table:table-cell>
          <table:table-cell table:formula="of:=IF([.B19]=0;0;IF([.B19]=1;1;LN([.B19]/(1-[.B19]))+0.5))" office:value-type="float" office:value="-3.95909798379154" calcext:value-type="float">
            <text:p>-3.95909798379154</text:p>
          </table:table-cell>
          <table:table-cell table:formula="of:=IF([.B19]=0;0;IF([.B19]=1;1;[.C19]+VLOOKUP([.$A19]; [.$G$2:.$H$42]; 2; 0)))" office:value-type="float" office:value="-3.95322268854145" calcext:value-type="float">
            <text:p>-3.95322268854145</text:p>
          </table:table-cell>
          <table:table-cell table:formula="of:=IF([.B19]=0;0;IF([.B19]=1;1;1/(1+EXP(-[.D19]+0.5))))" office:value-type="float" office:value="0.0115070378406608" calcext:value-type="float">
            <text:p>0.0115070378406608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0.00571516625203953" calcext:value-type="float">
            <text:p>0.0057151662520395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23981" calcext:value-type="float">
            <text:p>0.23981</text:p>
          </table:table-cell>
          <table:table-cell table:formula="of:=IF([.B20]=0;0;IF([.B20]=1;1;LN([.B20]/(1-[.B20]))+0.5))" office:value-type="float" office:value="-0.653721458893802" calcext:value-type="float">
            <text:p>-0.653721458893802</text:p>
          </table:table-cell>
          <table:table-cell table:formula="of:=IF([.B20]=0;0;IF([.B20]=1;1;[.C20]+VLOOKUP([.$A20]; [.$G$2:.$H$42]; 2; 0)))" office:value-type="float" office:value="-0.651075462750046" calcext:value-type="float">
            <text:p>-0.651075462750046</text:p>
          </table:table-cell>
          <table:table-cell table:formula="of:=IF([.B20]=0;0;IF([.B20]=1;1;1/(1+EXP(-[.D20]+0.5))))" office:value-type="float" office:value="0.240292700215683" calcext:value-type="float">
            <text:p>0.240292700215683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00587529525009348" calcext:value-type="float">
            <text:p>0.0058752952500934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38192" calcext:value-type="float">
            <text:p>0.538192</text:p>
          </table:table-cell>
          <table:table-cell table:formula="of:=IF([.B21]=0;0;IF([.B21]=1;1;LN([.B21]/(1-[.B21]))+0.5))" office:value-type="float" office:value="0.653066153532621" calcext:value-type="float">
            <text:p>0.653066153532621</text:p>
          </table:table-cell>
          <table:table-cell table:formula="of:=IF([.B21]=0;0;IF([.B21]=1;1;[.C21]+VLOOKUP([.$A21]; [.$G$2:.$H$42]; 2; 0)))" office:value-type="float" office:value="0.653669550082646" calcext:value-type="float">
            <text:p>0.653669550082646</text:p>
          </table:table-cell>
          <table:table-cell table:formula="of:=IF([.B21]=0;0;IF([.B21]=1;1;1/(1+EXP(-[.D21]+0.5))))" office:value-type="float" office:value="0.538341965545388" calcext:value-type="float">
            <text:p>0.538341965545388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0.0060485566923476" calcext:value-type="float">
            <text:p>0.006048556692347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1866" calcext:value-type="float">
            <text:p>0.11866</text:p>
          </table:table-cell>
          <table:table-cell table:formula="of:=IF([.B22]=0;0;IF([.B22]=1;1;LN([.B22]/(1-[.B22]))+0.5))" office:value-type="float" office:value="-1.50518121574088" calcext:value-type="float">
            <text:p>-1.50518121574088</text:p>
          </table:table-cell>
          <table:table-cell table:formula="of:=IF([.B22]=0;0;IF([.B22]=1;1;[.C22]+VLOOKUP([.$A22]; [.$G$2:.$H$42]; 2; 0)))" office:value-type="float" office:value="-1.49982290728871" calcext:value-type="float">
            <text:p>-1.49982290728871</text:p>
          </table:table-cell>
          <table:table-cell table:formula="of:=IF([.B22]=0;0;IF([.B22]=1;1;1/(1+EXP(-[.D22]+0.5))))" office:value-type="float" office:value="0.119221516874746" calcext:value-type="float">
            <text:p>0.11922151687474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594122812543581" calcext:value-type="float">
            <text:p>0.00594122812543581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95857" calcext:value-type="float">
            <text:p>0.195857</text:p>
          </table:table-cell>
          <table:table-cell table:formula="of:=IF([.B23]=0;0;IF([.B23]=1;1;LN([.B23]/(1-[.B23]))+0.5))" office:value-type="float" office:value="-0.912392312948013" calcext:value-type="float">
            <text:p>-0.912392312948013</text:p>
          </table:table-cell>
          <table:table-cell table:formula="of:=IF([.B23]=0;0;IF([.B23]=1;1;[.C23]+VLOOKUP([.$A23]; [.$G$2:.$H$42]; 2; 0)))" office:value-type="float" office:value="-0.909069368592677" calcext:value-type="float">
            <text:p>-0.909069368592677</text:p>
          </table:table-cell>
          <table:table-cell table:formula="of:=IF([.B23]=0;0;IF([.B23]=1;1;1/(1+EXP(-[.D23]+0.5))))" office:value-type="float" office:value="0.196380882865566" calcext:value-type="float">
            <text:p>0.196380882865566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0.00602298724511513" calcext:value-type="float">
            <text:p>0.0060229872451151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661463" calcext:value-type="float">
            <text:p>0.661463</text:p>
          </table:table-cell>
          <table:table-cell table:formula="of:=IF([.B24]=0;0;IF([.B24]=1;1;LN([.B24]/(1-[.B24]))+0.5))" office:value-type="float" office:value="1.16982065636657" calcext:value-type="float">
            <text:p>1.16982065636657</text:p>
          </table:table-cell>
          <table:table-cell table:formula="of:=IF([.B24]=0;0;IF([.B24]=1;1;[.C24]+VLOOKUP([.$A24]; [.$G$2:.$H$42]; 2; 0)))" office:value-type="float" office:value="1.1704240529166" calcext:value-type="float">
            <text:p>1.1704240529166</text:p>
          </table:table-cell>
          <table:table-cell table:formula="of:=IF([.B24]=0;0;IF([.B24]=1;1;1/(1+EXP(-[.D24]+0.5))))" office:value-type="float" office:value="0.661598105241314" calcext:value-type="float">
            <text:p>0.661598105241314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00583177138443479" calcext:value-type="float">
            <text:p>0.0058317713844347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35799" calcext:value-type="float">
            <text:p>0.000235799</text:p>
          </table:table-cell>
          <table:table-cell table:formula="of:=IF([.B25]=0;0;IF([.B25]=1;1;LN([.B25]/(1-[.B25]))+0.5))" office:value-type="float" office:value="-7.85229498394715" calcext:value-type="float">
            <text:p>-7.85229498394715</text:p>
          </table:table-cell>
          <table:table-cell table:formula="of:=IF([.B25]=0;0;IF([.B25]=1;1;[.C25]+VLOOKUP([.$A25]; [.$G$2:.$H$42]; 2; 0)))" office:value-type="float" office:value="-7.8470181281578" calcext:value-type="float">
            <text:p>-7.8470181281578</text:p>
          </table:table-cell>
          <table:table-cell table:formula="of:=IF([.B25]=0;0;IF([.B25]=1;1;1/(1+EXP(-[.D25]+0.5))))" office:value-type="float" office:value="0.000237046270305534" calcext:value-type="float">
            <text:p>0.000237046270305534</text:p>
          </table:table-cell>
          <table:table-cell/>
          <table:table-cell office:value-type="float" office:value="0.425" calcext:value-type="float">
            <text:p>0.425</text:p>
          </table:table-cell>
          <table:table-cell office:value-type="float" office:value="0.00552068338903343" calcext:value-type="float">
            <text:p>0.0055206833890334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67413" calcext:value-type="float">
            <text:p>0.0267413</text:p>
          </table:table-cell>
          <table:table-cell table:formula="of:=IF([.B26]=0;0;IF([.B26]=1;1;LN([.B26]/(1-[.B26]))+0.5))" office:value-type="float" office:value="-3.09444073877489" calcext:value-type="float">
            <text:p>-3.09444073877489</text:p>
          </table:table-cell>
          <table:table-cell table:formula="of:=IF([.B26]=0;0;IF([.B26]=1;1;[.C26]+VLOOKUP([.$A26]; [.$G$2:.$H$42]; 2; 0)))" office:value-type="float" office:value="-3.08892005538585" calcext:value-type="float">
            <text:p>-3.08892005538585</text:p>
          </table:table-cell>
          <table:table-cell table:formula="of:=IF([.B26]=0;0;IF([.B26]=1;1;1/(1+EXP(-[.D26]+0.5))))" office:value-type="float" office:value="0.0268853584431472" calcext:value-type="float">
            <text:p>0.026885358443147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00535830845217233" calcext:value-type="float">
            <text:p>0.0053583084521723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08761" calcext:value-type="float">
            <text:p>0.308761</text:p>
          </table:table-cell>
          <table:table-cell table:formula="of:=IF([.B27]=0;0;IF([.B27]=1;1;LN([.B27]/(1-[.B27]))+0.5))" office:value-type="float" office:value="-0.305918124671299" calcext:value-type="float">
            <text:p>-0.305918124671299</text:p>
          </table:table-cell>
          <table:table-cell table:formula="of:=IF([.B27]=0;0;IF([.B27]=1;1;[.C27]+VLOOKUP([.$A27]; [.$G$2:.$H$42]; 2; 0)))" office:value-type="float" office:value="-0.302595180315963" calcext:value-type="float">
            <text:p>-0.302595180315963</text:p>
          </table:table-cell>
          <table:table-cell table:formula="of:=IF([.B27]=0;0;IF([.B27]=1;1;1/(1+EXP(-[.D27]+0.5))))" office:value-type="float" office:value="0.309470658506165" calcext:value-type="float">
            <text:p>0.309470658506165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0.00513435618902566" calcext:value-type="float">
            <text:p>0.0051343561890256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04017" calcext:value-type="float">
            <text:p>0.504017</text:p>
          </table:table-cell>
          <table:table-cell table:formula="of:=IF([.B28]=0;0;IF([.B28]=1;1;LN([.B28]/(1-[.B28]))+0.5))" office:value-type="float" office:value="0.516068345717244" calcext:value-type="float">
            <text:p>0.516068345717244</text:p>
          </table:table-cell>
          <table:table-cell table:formula="of:=IF([.B28]=0;0;IF([.B28]=1;1;[.C28]+VLOOKUP([.$A28]; [.$G$2:.$H$42]; 2; 0)))" office:value-type="float" office:value="0.517250048657677" calcext:value-type="float">
            <text:p>0.517250048657677</text:p>
          </table:table-cell>
          <table:table-cell table:formula="of:=IF([.B28]=0;0;IF([.B28]=1;1;1/(1+EXP(-[.D28]+0.5))))" office:value-type="float" office:value="0.504312405230173" calcext:value-type="float">
            <text:p>0.504312405230173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00466983693352596" calcext:value-type="float">
            <text:p>0.0046698369335259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345299" calcext:value-type="float">
            <text:p>0.0345299</text:p>
          </table:table-cell>
          <table:table-cell table:formula="of:=IF([.B29]=0;0;IF([.B29]=1;1;LN([.B29]/(1-[.B29]))+0.5))" office:value-type="float" office:value="-2.83078951761362" calcext:value-type="float">
            <text:p>-2.83078951761362</text:p>
          </table:table-cell>
          <table:table-cell table:formula="of:=IF([.B29]=0;0;IF([.B29]=1;1;[.C29]+VLOOKUP([.$A29]; [.$G$2:.$H$42]; 2; 0)))" office:value-type="float" office:value="-2.82543120916144" calcext:value-type="float">
            <text:p>-2.82543120916144</text:p>
          </table:table-cell>
          <table:table-cell table:formula="of:=IF([.B29]=0;0;IF([.B29]=1;1;1/(1+EXP(-[.D29]+0.5))))" office:value-type="float" office:value="0.0347089792878508" calcext:value-type="float">
            <text:p>0.0347089792878508</text:p>
          </table:table-cell>
          <table:table-cell/>
          <table:table-cell office:value-type="float" office:value="0.325" calcext:value-type="float">
            <text:p>0.325</text:p>
          </table:table-cell>
          <table:table-cell office:value-type="float" office:value="0.00378402149696091" calcext:value-type="float">
            <text:p>0.00378402149696091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94818" calcext:value-type="float">
            <text:p>0.0000094818</text:p>
          </table:table-cell>
          <table:table-cell table:formula="of:=IF([.B30]=0;0;IF([.B30]=1;1;LN([.B30]/(1-[.B30]))+0.5))" office:value-type="float" office:value="-11.0661269044583" calcext:value-type="float">
            <text:p>-11.0661269044583</text:p>
          </table:table-cell>
          <table:table-cell table:formula="of:=IF([.B30]=0;0;IF([.B30]=1;1;[.C30]+VLOOKUP([.$A30]; [.$G$2:.$H$42]; 2; 0)))" office:value-type="float" office:value="-11.0615479543585" calcext:value-type="float">
            <text:p>-11.0615479543585</text:p>
          </table:table-cell>
          <table:table-cell table:formula="of:=IF([.B30]=0;0;IF([.B30]=1;1;1/(1+EXP(-[.D30]+0.5))))" office:value-type="float" office:value="0.00000952531582786854" calcext:value-type="float">
            <text:p>9.52531582786854E-0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00332294435533562" calcext:value-type="float">
            <text:p>0.0033229443553356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1]=0;0;IF([.B31]=1;1;LN([.B31]/(1-[.B31]))+0.5))" office:value-type="float" office:value="1" calcext:value-type="float">
            <text:p>1</text:p>
          </table:table-cell>
          <table:table-cell table:formula="of:=IF([.B31]=0;0;IF([.B31]=1;1;[.C31]+VLOOKUP([.$A31]; [.$G$2:.$H$42]; 2; 0)))" office:value-type="float" office:value="1" calcext:value-type="float">
            <text:p>1</text:p>
          </table:table-cell>
          <table:table-cell table:formula="of:=IF([.B31]=0;0;IF([.B31]=1;1;1/(1+EXP(-[.D31]+0.5))))" office:value-type="float" office:value="1" calcext:value-type="float">
            <text:p>1</text:p>
          </table:table-cell>
          <table:table-cell/>
          <table:table-cell office:value-type="float" office:value="0.275" calcext:value-type="float">
            <text:p>0.275</text:p>
          </table:table-cell>
          <table:table-cell office:value-type="float" office:value="0.00264599614375593" calcext:value-type="float">
            <text:p>0.0026459961437559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2]=0;0;IF([.B32]=1;1;LN([.B32]/(1-[.B32]))+0.5))" office:value-type="float" office:value="1" calcext:value-type="float">
            <text:p>1</text:p>
          </table:table-cell>
          <table:table-cell table:formula="of:=IF([.B32]=0;0;IF([.B32]=1;1;[.C32]+VLOOKUP([.$A32]; [.$G$2:.$H$42]; 2; 0)))" office:value-type="float" office:value="1" calcext:value-type="float">
            <text:p>1</text:p>
          </table:table-cell>
          <table:table-cell table:formula="of:=IF([.B32]=0;0;IF([.B32]=1;1;1/(1+EXP(-[.D32]+0.5))))" office:value-type="float" office:value="1" calcext:value-type="float">
            <text:p>1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00195757155857024" calcext:value-type="float">
            <text:p>0.0019575715585702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718786" calcext:value-type="float">
            <text:p>0.0000718786</text:p>
          </table:table-cell>
          <table:table-cell table:formula="of:=IF([.B33]=0;0;IF([.B33]=1;1;LN([.B33]/(1-[.B33]))+0.5))" office:value-type="float" office:value="-9.04046009196116" calcext:value-type="float">
            <text:p>-9.04046009196116</text:p>
          </table:table-cell>
          <table:table-cell table:formula="of:=IF([.B33]=0;0;IF([.B33]=1;1;[.C33]+VLOOKUP([.$A33]; [.$G$2:.$H$42]; 2; 0)))" office:value-type="float" office:value="-9.03566041740344" calcext:value-type="float">
            <text:p>-9.03566041740344</text:p>
          </table:table-cell>
          <table:table-cell table:formula="of:=IF([.B33]=0;0;IF([.B33]=1;1;1/(1+EXP(-[.D33]+0.5))))" office:value-type="float" office:value="0.0000722243981661766" calcext:value-type="float">
            <text:p>7.22243981661766E-05</text:p>
          </table:table-cell>
          <table:table-cell/>
          <table:table-cell office:value-type="float" office:value="0.225" calcext:value-type="float">
            <text:p>0.225</text:p>
          </table:table-cell>
          <table:table-cell office:value-type="float" office:value="0.00147695711423552" calcext:value-type="float">
            <text:p>0.0014769571142355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989388" calcext:value-type="float">
            <text:p>0.0989388</text:p>
          </table:table-cell>
          <table:table-cell table:formula="of:=IF([.B34]=0;0;IF([.B34]=1;1;LN([.B34]/(1-[.B34]))+0.5))" office:value-type="float" office:value="-1.70907170266663" calcext:value-type="float">
            <text:p>-1.70907170266663</text:p>
          </table:table-cell>
          <table:table-cell table:formula="of:=IF([.B34]=0;0;IF([.B34]=1;1;[.C34]+VLOOKUP([.$A34]; [.$G$2:.$H$42]; 2; 0)))" office:value-type="float" office:value="-1.70371339421446" calcext:value-type="float">
            <text:p>-1.70371339421446</text:p>
          </table:table-cell>
          <table:table-cell table:formula="of:=IF([.B34]=0;0;IF([.B34]=1;1;1/(1+EXP(-[.D34]+0.5))))" office:value-type="float" office:value="0.099417520366192" calcext:value-type="float">
            <text:p>0.09941752036619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0118170294043281" calcext:value-type="float">
            <text:p>0.00118170294043281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415094" calcext:value-type="float">
            <text:p>0.00000415094</text:p>
          </table:table-cell>
          <table:table-cell table:formula="of:=IF([.B35]=0;0;IF([.B35]=1;1;LN([.B35]/(1-[.B35]))+0.5))" office:value-type="float" office:value="-11.8921715923976" calcext:value-type="float">
            <text:p>-11.8921715923976</text:p>
          </table:table-cell>
          <table:table-cell table:formula="of:=IF([.B35]=0;0;IF([.B35]=1;1;[.C35]+VLOOKUP([.$A35]; [.$G$2:.$H$42]; 2; 0)))" office:value-type="float" office:value="-11.8873719178399" calcext:value-type="float">
            <text:p>-11.8873719178399</text:p>
          </table:table-cell>
          <table:table-cell table:formula="of:=IF([.B35]=0;0;IF([.B35]=1;1;1/(1+EXP(-[.D35]+0.5))))" office:value-type="float" office:value="0.00000417091096674233" calcext:value-type="float">
            <text:p>4.17091096674233E-06</text:p>
          </table:table-cell>
          <table:table-cell/>
          <table:table-cell office:value-type="float" office:value="0.175" calcext:value-type="float">
            <text:p>0.175</text:p>
          </table:table-cell>
          <table:table-cell office:value-type="float" office:value="0.000800934802624465" calcext:value-type="float">
            <text:p>0.000800934802624465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96718" calcext:value-type="float">
            <text:p>0.0096718</text:p>
          </table:table-cell>
          <table:table-cell table:formula="of:=IF([.B36]=0;0;IF([.B36]=1;1;LN([.B36]/(1-[.B36]))+0.5))" office:value-type="float" office:value="-4.12882196848894" calcext:value-type="float">
            <text:p>-4.12882196848894</text:p>
          </table:table-cell>
          <table:table-cell table:formula="of:=IF([.B36]=0;0;IF([.B36]=1;1;[.C36]+VLOOKUP([.$A36]; [.$G$2:.$H$42]; 2; 0)))" office:value-type="float" office:value="-4.12396471232438" calcext:value-type="float">
            <text:p>-4.12396471232438</text:p>
          </table:table-cell>
          <table:table-cell table:formula="of:=IF([.B36]=0;0;IF([.B36]=1;1;1/(1+EXP(-[.D36]+0.5))))" office:value-type="float" office:value="0.00971843502097923" calcext:value-type="float">
            <text:p>0.00971843502097923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000603396550024996" calcext:value-type="float">
            <text:p>0.00060339655002499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336876" calcext:value-type="float">
            <text:p>0.000336876</text:p>
          </table:table-cell>
          <table:table-cell table:formula="of:=IF([.B37]=0;0;IF([.B37]=1;1;LN([.B37]/(1-[.B37]))+0.5))" office:value-type="float" office:value="-7.49545871508984" calcext:value-type="float">
            <text:p>-7.49545871508984</text:p>
          </table:table-cell>
          <table:table-cell table:formula="of:=IF([.B37]=0;0;IF([.B37]=1;1;[.C37]+VLOOKUP([.$A37]; [.$G$2:.$H$42]; 2; 0)))" office:value-type="float" office:value="-7.49065904053212" calcext:value-type="float">
            <text:p>-7.49065904053212</text:p>
          </table:table-cell>
          <table:table-cell table:formula="of:=IF([.B37]=0;0;IF([.B37]=1;1;1/(1+EXP(-[.D37]+0.5))))" office:value-type="float" office:value="0.000338496233038606" calcext:value-type="float">
            <text:p>0.000338496233038606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0.000305838708641089" calcext:value-type="float">
            <text:p>0.00030583870864108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5051" calcext:value-type="float">
            <text:p>0.0025051</text:p>
          </table:table-cell>
          <table:table-cell table:formula="of:=IF([.B38]=0;0;IF([.B38]=1;1;LN([.B38]/(1-[.B38]))+0.5))" office:value-type="float" office:value="-5.48691838206927" calcext:value-type="float">
            <text:p>-5.48691838206927</text:p>
          </table:table-cell>
          <table:table-cell table:formula="of:=IF([.B38]=0;0;IF([.B38]=1;1;[.C38]+VLOOKUP([.$A38]; [.$G$2:.$H$42]; 2; 0)))" office:value-type="float" office:value="-5.48104308681918" calcext:value-type="float">
            <text:p>-5.48104308681918</text:p>
          </table:table-cell>
          <table:table-cell table:formula="of:=IF([.B38]=0;0;IF([.B38]=1;1;1/(1+EXP(-[.D38]+0.5))))" office:value-type="float" office:value="0.00251982432737673" calcext:value-type="float">
            <text:p>0.0025198243273767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00147843872448524" calcext:value-type="float">
            <text:p>0.00014784387244852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03167" calcext:value-type="float">
            <text:p>0.0103167</text:p>
          </table:table-cell>
          <table:table-cell table:formula="of:=IF([.B39]=0;0;IF([.B39]=1;1;LN([.B39]/(1-[.B39]))+0.5))" office:value-type="float" office:value="-4.06362105148509" calcext:value-type="float">
            <text:p>-4.06362105148509</text:p>
          </table:table-cell>
          <table:table-cell table:formula="of:=IF([.B39]=0;0;IF([.B39]=1;1;[.C39]+VLOOKUP([.$A39]; [.$G$2:.$H$42]; 2; 0)))" office:value-type="float" office:value="-4.05757249479275" calcext:value-type="float">
            <text:p>-4.05757249479275</text:p>
          </table:table-cell>
          <table:table-cell table:formula="of:=IF([.B39]=0;0;IF([.B39]=1;1;1/(1+EXP(-[.D39]+0.5))))" office:value-type="float" office:value="0.0103786406426728" calcext:value-type="float">
            <text:p>0.0103786406426728</text:p>
          </table:table-cell>
          <table:table-cell/>
          <table:table-cell office:value-type="float" office:value="0.075" calcext:value-type="float">
            <text:p>0.075</text:p>
          </table:table-cell>
          <table:table-cell office:value-type="float" office:value="0.000093681521039824" calcext:value-type="float">
            <text:p>9.3681521039824E-05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753077" calcext:value-type="float">
            <text:p>0.000753077</text:p>
          </table:table-cell>
          <table:table-cell table:formula="of:=IF([.B40]=0;0;IF([.B40]=1;1;LN([.B40]/(1-[.B40]))+0.5))" office:value-type="float" office:value="-6.69058971705129" calcext:value-type="float">
            <text:p>-6.69058971705129</text:p>
          </table:table-cell>
          <table:table-cell table:formula="of:=IF([.B40]=0;0;IF([.B40]=1;1;[.C40]+VLOOKUP([.$A40]; [.$G$2:.$H$42]; 2; 0)))" office:value-type="float" office:value="-6.68550019251016" calcext:value-type="float">
            <text:p>-6.68550019251016</text:p>
          </table:table-cell>
          <table:table-cell table:formula="of:=IF([.B40]=0;0;IF([.B40]=1;1;1/(1+EXP(-[.D40]+0.5))))" office:value-type="float" office:value="0.000756916665507331" calcext:value-type="float">
            <text:p>0.00075691666550733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0000556913493903098" calcext:value-type="float">
            <text:p>-5.56913493903098E-0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38123" calcext:value-type="float">
            <text:p>0.438123</text:p>
          </table:table-cell>
          <table:table-cell table:formula="of:=IF([.B41]=0;0;IF([.B41]=1;1;LN([.B41]/(1-[.B41]))+0.5))" office:value-type="float" office:value="0.251216728141043" calcext:value-type="float">
            <text:p>0.251216728141043</text:p>
          </table:table-cell>
          <table:table-cell table:formula="of:=IF([.B41]=0;0;IF([.B41]=1;1;[.C41]+VLOOKUP([.$A41]; [.$G$2:.$H$42]; 2; 0)))" office:value-type="float" office:value="0.252398431081476" calcext:value-type="float">
            <text:p>0.252398431081476</text:p>
          </table:table-cell>
          <table:table-cell table:formula="of:=IF([.B41]=0;0;IF([.B41]=1;1;1/(1+EXP(-[.D41]+0.5))))" office:value-type="float" office:value="0.438413922512928" calcext:value-type="float">
            <text:p>0.438413922512928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-0.00000124655460194648" calcext:value-type="float">
            <text:p>-1.24655460194648E-0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845882" calcext:value-type="float">
            <text:p>0.845882</text:p>
          </table:table-cell>
          <table:table-cell table:formula="of:=IF([.B42]=0;0;IF([.B42]=1;1;LN([.B42]/(1-[.B42]))+0.5))" office:value-type="float" office:value="2.20266132719992" calcext:value-type="float">
            <text:p>2.20266132719992</text:p>
          </table:table-cell>
          <table:table-cell table:formula="of:=IF([.B42]=0;0;IF([.B42]=1;1;[.C42]+VLOOKUP([.$A42]; [.$G$2:.$H$42]; 2; 0)))" office:value-type="float" office:value="2.20296716590856" calcext:value-type="float">
            <text:p>2.20296716590856</text:p>
          </table:table-cell>
          <table:table-cell table:formula="of:=IF([.B42]=0;0;IF([.B42]=1;1;1/(1+EXP(-[.D42]+0.5))))" office:value-type="float" office:value="0.845921866642056" calcext:value-type="float">
            <text:p>0.8459218666420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19796874999755" calcext:value-type="float">
            <text:p>-1.9796874999755E-06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777395" calcext:value-type="float">
            <text:p>0.000777395</text:p>
          </table:table-cell>
          <table:table-cell table:formula="of:=IF([.B43]=0;0;IF([.B43]=1;1;LN([.B43]/(1-[.B43]))+0.5))" office:value-type="float" office:value="-6.65878427393404" calcext:value-type="float">
            <text:p>-6.65878427393404</text:p>
          </table:table-cell>
          <table:table-cell table:formula="of:=IF([.B43]=0;0;IF([.B43]=1;1;[.C43]+VLOOKUP([.$A43]; [.$G$2:.$H$42]; 2; 0)))" office:value-type="float" office:value="-6.65335660733377" calcext:value-type="float">
            <text:p>-6.65335660733377</text:p>
          </table:table-cell>
          <table:table-cell table:formula="of:=IF([.B43]=0;0;IF([.B43]=1;1;1/(1+EXP(-[.D43]+0.5))))" office:value-type="float" office:value="0.000781622605504333" calcext:value-type="float">
            <text:p>0.000781622605504333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02125" calcext:value-type="float">
            <text:p>0.0602125</text:p>
          </table:table-cell>
          <table:table-cell table:formula="of:=IF([.B44]=0;0;IF([.B44]=1;1;LN([.B44]/(1-[.B44]))+0.5))" office:value-type="float" office:value="-2.24777381392164" calcext:value-type="float">
            <text:p>-2.24777381392164</text:p>
          </table:table-cell>
          <table:table-cell table:formula="of:=IF([.B44]=0;0;IF([.B44]=1;1;[.C44]+VLOOKUP([.$A44]; [.$G$2:.$H$42]; 2; 0)))" office:value-type="float" office:value="-2.24241550546947" calcext:value-type="float">
            <text:p>-2.24241550546947</text:p>
          </table:table-cell>
          <table:table-cell table:formula="of:=IF([.B44]=0;0;IF([.B44]=1;1;1/(1+EXP(-[.D44]+0.5))))" office:value-type="float" office:value="0.0605164258376696" calcext:value-type="float">
            <text:p>0.0605164258376696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0509" calcext:value-type="float">
            <text:p>0.020509</text:p>
          </table:table-cell>
          <table:table-cell table:formula="of:=IF([.B45]=0;0;IF([.B45]=1;1;LN([.B45]/(1-[.B45]))+0.5))" office:value-type="float" office:value="-3.36616923478938" calcext:value-type="float">
            <text:p>-3.36616923478938</text:p>
          </table:table-cell>
          <table:table-cell table:formula="of:=IF([.B45]=0;0;IF([.B45]=1;1;[.C45]+VLOOKUP([.$A45]; [.$G$2:.$H$42]; 2; 0)))" office:value-type="float" office:value="-3.36022800666394" calcext:value-type="float">
            <text:p>-3.36022800666394</text:p>
          </table:table-cell>
          <table:table-cell table:formula="of:=IF([.B45]=0;0;IF([.B45]=1;1;1/(1+EXP(-[.D45]+0.5))))" office:value-type="float" office:value="0.0206286902711448" calcext:value-type="float">
            <text:p>0.0206286902711448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6572" calcext:value-type="float">
            <text:p>0.0016572</text:p>
          </table:table-cell>
          <table:table-cell table:formula="of:=IF([.B46]=0;0;IF([.B46]=1;1;LN([.B46]/(1-[.B46]))+0.5))" office:value-type="float" office:value="-5.90096727308616" calcext:value-type="float">
            <text:p>-5.90096727308616</text:p>
          </table:table-cell>
          <table:table-cell table:formula="of:=IF([.B46]=0;0;IF([.B46]=1;1;[.C46]+VLOOKUP([.$A46]; [.$G$2:.$H$42]; 2; 0)))" office:value-type="float" office:value="-5.89553960648588" calcext:value-type="float">
            <text:p>-5.89553960648588</text:p>
          </table:table-cell>
          <table:table-cell table:formula="of:=IF([.B46]=0;0;IF([.B46]=1;1;1/(1+EXP(-[.D46]+0.5))))" office:value-type="float" office:value="0.00166620415570772" calcext:value-type="float">
            <text:p>0.00166620415570772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16251" calcext:value-type="float">
            <text:p>0.0616251</text:p>
          </table:table-cell>
          <table:table-cell table:formula="of:=IF([.B47]=0;0;IF([.B47]=1;1;LN([.B47]/(1-[.B47]))+0.5))" office:value-type="float" office:value="-2.22308029424637" calcext:value-type="float">
            <text:p>-2.22308029424637</text:p>
          </table:table-cell>
          <table:table-cell table:formula="of:=IF([.B47]=0;0;IF([.B47]=1;1;[.C47]+VLOOKUP([.$A47]; [.$G$2:.$H$42]; 2; 0)))" office:value-type="float" office:value="-2.21772198579419" calcext:value-type="float">
            <text:p>-2.21772198579419</text:p>
          </table:table-cell>
          <table:table-cell table:formula="of:=IF([.B47]=0;0;IF([.B47]=1;1;1/(1+EXP(-[.D47]+0.5))))" office:value-type="float" office:value="0.0619356861057714" calcext:value-type="float">
            <text:p>0.0619356861057714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727223" calcext:value-type="float">
            <text:p>0.00727223</text:p>
          </table:table-cell>
          <table:table-cell table:formula="of:=IF([.B48]=0;0;IF([.B48]=1;1;LN([.B48]/(1-[.B48]))+0.5))" office:value-type="float" office:value="-4.41639349287832" calcext:value-type="float">
            <text:p>-4.41639349287832</text:p>
          </table:table-cell>
          <table:table-cell table:formula="of:=IF([.B48]=0;0;IF([.B48]=1;1;[.C48]+VLOOKUP([.$A48]; [.$G$2:.$H$42]; 2; 0)))" office:value-type="float" office:value="-4.41034493618597" calcext:value-type="float">
            <text:p>-4.41034493618597</text:p>
          </table:table-cell>
          <table:table-cell table:formula="of:=IF([.B48]=0;0;IF([.B48]=1;1;1/(1+EXP(-[.D48]+0.5))))" office:value-type="float" office:value="0.0073160270098685" calcext:value-type="float">
            <text:p>0.0073160270098685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45192" calcext:value-type="float">
            <text:p>0.00145192</text:p>
          </table:table-cell>
          <table:table-cell table:formula="of:=IF([.B49]=0;0;IF([.B49]=1;1;LN([.B49]/(1-[.B49]))+0.5))" office:value-type="float" office:value="-6.03341548545892" calcext:value-type="float">
            <text:p>-6.03341548545892</text:p>
          </table:table-cell>
          <table:table-cell table:formula="of:=IF([.B49]=0;0;IF([.B49]=1;1;[.C49]+VLOOKUP([.$A49]; [.$G$2:.$H$42]; 2; 0)))" office:value-type="float" office:value="-6.02798781885865" calcext:value-type="float">
            <text:p>-6.02798781885865</text:p>
          </table:table-cell>
          <table:table-cell table:formula="of:=IF([.B49]=0;0;IF([.B49]=1;1;1/(1+EXP(-[.D49]+0.5))))" office:value-type="float" office:value="0.00145981042753346" calcext:value-type="float">
            <text:p>0.00145981042753346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703406" calcext:value-type="float">
            <text:p>0.00000703406</text:p>
          </table:table-cell>
          <table:table-cell table:formula="of:=IF([.B50]=0;0;IF([.B50]=1;1;LN([.B50]/(1-[.B50]))+0.5))" office:value-type="float" office:value="-11.364739459867" calcext:value-type="float">
            <text:p>-11.364739459867</text:p>
          </table:table-cell>
          <table:table-cell table:formula="of:=IF([.B50]=0;0;IF([.B50]=1;1;[.C50]+VLOOKUP([.$A50]; [.$G$2:.$H$42]; 2; 0)))" office:value-type="float" office:value="-11.3599397853092" calcext:value-type="float">
            <text:p>-11.3599397853092</text:p>
          </table:table-cell>
          <table:table-cell table:formula="of:=IF([.B50]=0;0;IF([.B50]=1;1;1/(1+EXP(-[.D50]+0.5))))" office:value-type="float" office:value="0.00000706790211078968" calcext:value-type="float">
            <text:p>7.06790211078968E-06</text:p>
          </table:table-cell>
          <table:table-cell table:number-columns-repeated="6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656065" calcext:value-type="float">
            <text:p>0.656065</text:p>
          </table:table-cell>
          <table:table-cell table:formula="of:=IF([.B51]=0;0;IF([.B51]=1;1;LN([.B51]/(1-[.B51]))+0.5))" office:value-type="float" office:value="1.14580718337025" calcext:value-type="float">
            <text:p>1.14580718337025</text:p>
          </table:table-cell>
          <table:table-cell table:formula="of:=IF([.B51]=0;0;IF([.B51]=1;1;[.C51]+VLOOKUP([.$A51]; [.$G$2:.$H$42]; 2; 0)))" office:value-type="float" office:value="1.14660811817287" calcext:value-type="float">
            <text:p>1.14660811817287</text:p>
          </table:table-cell>
          <table:table-cell table:formula="of:=IF([.B51]=0;0;IF([.B51]=1;1;1/(1+EXP(-[.D51]+0.5))))" office:value-type="float" office:value="0.656245703307765" calcext:value-type="float">
            <text:p>0.656245703307765</text:p>
          </table:table-cell>
          <table:table-cell table:number-columns-repeated="6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929114" calcext:value-type="float">
            <text:p>0.00000929114</text:p>
          </table:table-cell>
          <table:table-cell table:formula="of:=IF([.B52]=0;0;IF([.B52]=1;1;LN([.B52]/(1-[.B52]))+0.5))" office:value-type="float" office:value="-11.0864400088898" calcext:value-type="float">
            <text:p>-11.0864400088898</text:p>
          </table:table-cell>
          <table:table-cell table:formula="of:=IF([.B52]=0;0;IF([.B52]=1;1;[.C52]+VLOOKUP([.$A52]; [.$G$2:.$H$42]; 2; 0)))" office:value-type="float" office:value="-11.0817950876258" calcext:value-type="float">
            <text:p>-11.0817950876258</text:p>
          </table:table-cell>
          <table:table-cell table:formula="of:=IF([.B52]=0;0;IF([.B52]=1;1;1/(1+EXP(-[.D52]+0.5))))" office:value-type="float" office:value="0.00000933439659487723" calcext:value-type="float">
            <text:p>9.33439659487723E-0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3]=0;0;IF([.B53]=1;1;LN([.B53]/(1-[.B53]))+0.5))" office:value-type="float" office:value="0" calcext:value-type="float">
            <text:p>0</text:p>
          </table:table-cell>
          <table:table-cell table:formula="of:=IF([.B53]=0;0;IF([.B53]=1;1;[.C53]+VLOOKUP([.$A53]; [.$G$2:.$H$42]; 2; 0)))" office:value-type="float" office:value="0" calcext:value-type="float">
            <text:p>0</text:p>
          </table:table-cell>
          <table:table-cell table:formula="of:=IF([.B53]=0;0;IF([.B53]=1;1;1/(1+EXP(-[.D53]+0.5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926142" calcext:value-type="float">
            <text:p>0.926142</text:p>
          </table:table-cell>
          <table:table-cell table:formula="of:=IF([.B54]=0;0;IF([.B54]=1;1;LN([.B54]/(1-[.B54]))+0.5))" office:value-type="float" office:value="3.02888323982017" calcext:value-type="float">
            <text:p>3.02888323982017</text:p>
          </table:table-cell>
          <table:table-cell table:formula="of:=IF([.B54]=0;0;IF([.B54]=1;1;[.C54]+VLOOKUP([.$A54]; [.$G$2:.$H$42]; 2; 0)))" office:value-type="float" office:value="3.02897692134121" calcext:value-type="float">
            <text:p>3.02897692134121</text:p>
          </table:table-cell>
          <table:table-cell table:formula="of:=IF([.B54]=0;0;IF([.B54]=1;1;1/(1+EXP(-[.D54]+0.5))))" office:value-type="float" office:value="0.926148407840877" calcext:value-type="float">
            <text:p>0.92614840784087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5]=0;0;IF([.B55]=1;1;LN([.B55]/(1-[.B55]))+0.5))" office:value-type="float" office:value="1" calcext:value-type="float">
            <text:p>1</text:p>
          </table:table-cell>
          <table:table-cell table:formula="of:=IF([.B55]=0;0;IF([.B55]=1;1;[.C55]+VLOOKUP([.$A55]; [.$G$2:.$H$42]; 2; 0)))" office:value-type="float" office:value="1" calcext:value-type="float">
            <text:p>1</text:p>
          </table:table-cell>
          <table:table-cell table:formula="of:=IF([.B55]=0;0;IF([.B55]=1;1;1/(1+EXP(-[.D5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6]=0;0;IF([.B56]=1;1;LN([.B56]/(1-[.B56]))+0.5))" office:value-type="float" office:value="0" calcext:value-type="float">
            <text:p>0</text:p>
          </table:table-cell>
          <table:table-cell table:formula="of:=IF([.B56]=0;0;IF([.B56]=1;1;[.C56]+VLOOKUP([.$A56]; [.$G$2:.$H$42]; 2; 0)))" office:value-type="float" office:value="0" calcext:value-type="float">
            <text:p>0</text:p>
          </table:table-cell>
          <table:table-cell table:formula="of:=IF([.B56]=0;0;IF([.B56]=1;1;1/(1+EXP(-[.D56]+0.5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556891" calcext:value-type="float">
            <text:p>0.556891</text:p>
          </table:table-cell>
          <table:table-cell table:formula="of:=IF([.B57]=0;0;IF([.B57]=1;1;LN([.B57]/(1-[.B57]))+0.5))" office:value-type="float" office:value="0.728553740133108" calcext:value-type="float">
            <text:p>0.728553740133108</text:p>
          </table:table-cell>
          <table:table-cell table:formula="of:=IF([.B57]=0;0;IF([.B57]=1;1;[.C57]+VLOOKUP([.$A57]; [.$G$2:.$H$42]; 2; 0)))" office:value-type="float" office:value="0.730030697247344" calcext:value-type="float">
            <text:p>0.730030697247344</text:p>
          </table:table-cell>
          <table:table-cell table:formula="of:=IF([.B57]=0;0;IF([.B57]=1;1;1/(1+EXP(-[.D57]+0.5))))" office:value-type="float" office:value="0.557255428292475" calcext:value-type="float">
            <text:p>0.557255428292475</text:p>
          </table:table-cell>
          <table:table-cell table:number-columns-repeated="6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250569" calcext:value-type="float">
            <text:p>0.250569</text:p>
          </table:table-cell>
          <table:table-cell table:formula="of:=IF([.B58]=0;0;IF([.B58]=1;1;LN([.B58]/(1-[.B58]))+0.5))" office:value-type="float" office:value="-0.595579920232917" calcext:value-type="float">
            <text:p>-0.595579920232917</text:p>
          </table:table-cell>
          <table:table-cell table:formula="of:=IF([.B58]=0;0;IF([.B58]=1;1;[.C58]+VLOOKUP([.$A58]; [.$G$2:.$H$42]; 2; 0)))" office:value-type="float" office:value="-0.594102963118682" calcext:value-type="float">
            <text:p>-0.594102963118682</text:p>
          </table:table-cell>
          <table:table-cell table:formula="of:=IF([.B58]=0;0;IF([.B58]=1;1;1/(1+EXP(-[.D58]+0.5))))" office:value-type="float" office:value="0.250846451337366" calcext:value-type="float">
            <text:p>0.250846451337366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10228" calcext:value-type="float">
            <text:p>0.0210228</text:p>
          </table:table-cell>
          <table:table-cell table:formula="of:=IF([.B59]=0;0;IF([.B59]=1;1;LN([.B59]/(1-[.B59]))+0.5))" office:value-type="float" office:value="-3.3409007901412" calcext:value-type="float">
            <text:p>-3.3409007901412</text:p>
          </table:table-cell>
          <table:table-cell table:formula="of:=IF([.B59]=0;0;IF([.B59]=1;1;[.C59]+VLOOKUP([.$A59]; [.$G$2:.$H$42]; 2; 0)))" office:value-type="float" office:value="-3.33506901875676" calcext:value-type="float">
            <text:p>-3.33506901875676</text:p>
          </table:table-cell>
          <table:table-cell table:formula="of:=IF([.B59]=0;0;IF([.B59]=1;1;1/(1+EXP(-[.D59]+0.5))))" office:value-type="float" office:value="0.021143158619623" calcext:value-type="float">
            <text:p>0.021143158619623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2195" calcext:value-type="float">
            <text:p>0.000002195</text:p>
          </table:table-cell>
          <table:table-cell table:formula="of:=IF([.B60]=0;0;IF([.B60]=1;1;LN([.B60]/(1-[.B60]))+0.5))" office:value-type="float" office:value="-12.5293263164347" calcext:value-type="float">
            <text:p>-12.5293263164347</text:p>
          </table:table-cell>
          <table:table-cell table:formula="of:=IF([.B60]=0;0;IF([.B60]=1;1;[.C60]+VLOOKUP([.$A60]; [.$G$2:.$H$42]; 2; 0)))" office:value-type="float" office:value="-12.5245765450453" calcext:value-type="float">
            <text:p>-12.5245765450453</text:p>
          </table:table-cell>
          <table:table-cell table:formula="of:=IF([.B60]=0;0;IF([.B60]=1;1;1/(1+EXP(-[.D60]+0.5))))" office:value-type="float" office:value="0.00000220545052435984" calcext:value-type="float">
            <text:p>2.20545052435984E-0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1]=0;0;IF([.B61]=1;1;LN([.B61]/(1-[.B61]))+0.5))" office:value-type="float" office:value="1" calcext:value-type="float">
            <text:p>1</text:p>
          </table:table-cell>
          <table:table-cell table:formula="of:=IF([.B61]=0;0;IF([.B61]=1;1;[.C61]+VLOOKUP([.$A61]; [.$G$2:.$H$42]; 2; 0)))" office:value-type="float" office:value="1" calcext:value-type="float">
            <text:p>1</text:p>
          </table:table-cell>
          <table:table-cell table:formula="of:=IF([.B61]=0;0;IF([.B61]=1;1;1/(1+EXP(-[.D61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15454" calcext:value-type="float">
            <text:p>0.115454</text:p>
          </table:table-cell>
          <table:table-cell table:formula="of:=IF([.B62]=0;0;IF([.B62]=1;1;LN([.B62]/(1-[.B62]))+0.5))" office:value-type="float" office:value="-1.53620233679737" calcext:value-type="float">
            <text:p>-1.53620233679737</text:p>
          </table:table-cell>
          <table:table-cell table:formula="of:=IF([.B62]=0;0;IF([.B62]=1;1;[.C62]+VLOOKUP([.$A62]; [.$G$2:.$H$42]; 2; 0)))" office:value-type="float" office:value="-1.53153249986384" calcext:value-type="float">
            <text:p>-1.53153249986384</text:p>
          </table:table-cell>
          <table:table-cell table:formula="of:=IF([.B62]=0;0;IF([.B62]=1;1;1/(1+EXP(-[.D62]+0.5))))" office:value-type="float" office:value="0.115931761252696" calcext:value-type="float">
            <text:p>0.115931761252696</text:p>
          </table:table-cell>
          <table:table-cell table:number-columns-repeated="6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665904" calcext:value-type="float">
            <text:p>0.0000665904</text:p>
          </table:table-cell>
          <table:table-cell table:formula="of:=IF([.B63]=0;0;IF([.B63]=1;1;LN([.B63]/(1-[.B63]))+0.5))" office:value-type="float" office:value="-9.1168835423346" calcext:value-type="float">
            <text:p>-9.1168835423346</text:p>
          </table:table-cell>
          <table:table-cell table:formula="of:=IF([.B63]=0;0;IF([.B63]=1;1;[.C63]+VLOOKUP([.$A63]; [.$G$2:.$H$42]; 2; 0)))" office:value-type="float" office:value="-9.11223862107066" calcext:value-type="float">
            <text:p>-9.11223862107066</text:p>
          </table:table-cell>
          <table:table-cell table:formula="of:=IF([.B63]=0;0;IF([.B63]=1;1;1/(1+EXP(-[.D63]+0.5))))" office:value-type="float" office:value="0.0000669004058912656" calcext:value-type="float">
            <text:p>6.69004058912656E-05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73133" calcext:value-type="float">
            <text:p>0.973133</text:p>
          </table:table-cell>
          <table:table-cell table:formula="of:=IF([.B64]=0;0;IF([.B64]=1;1;LN([.B64]/(1-[.B64]))+0.5))" office:value-type="float" office:value="4.08962199577677" calcext:value-type="float">
            <text:p>4.08962199577677</text:p>
          </table:table-cell>
          <table:table-cell table:formula="of:=IF([.B64]=0;0;IF([.B64]=1;1;[.C64]+VLOOKUP([.$A64]; [.$G$2:.$H$42]; 2; 0)))" office:value-type="float" office:value="4.08961642664184" calcext:value-type="float">
            <text:p>4.08961642664184</text:p>
          </table:table-cell>
          <table:table-cell table:formula="of:=IF([.B64]=0;0;IF([.B64]=1;1;1/(1+EXP(-[.D64]+0.5))))" office:value-type="float" office:value="0.973132854393668" calcext:value-type="float">
            <text:p>0.973132854393668</text:p>
          </table:table-cell>
          <table:table-cell table:number-columns-repeated="6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316501" calcext:value-type="float">
            <text:p>0.316501</text:p>
          </table:table-cell>
          <table:table-cell table:formula="of:=IF([.B65]=0;0;IF([.B65]=1;1;LN([.B65]/(1-[.B65]))+0.5))" office:value-type="float" office:value="-0.269898791968242" calcext:value-type="float">
            <text:p>-0.269898791968242</text:p>
          </table:table-cell>
          <table:table-cell table:formula="of:=IF([.B65]=0;0;IF([.B65]=1;1;[.C65]+VLOOKUP([.$A65]; [.$G$2:.$H$42]; 2; 0)))" office:value-type="float" office:value="-0.267252795824486" calcext:value-type="float">
            <text:p>-0.267252795824486</text:p>
          </table:table-cell>
          <table:table-cell table:formula="of:=IF([.B65]=0;0;IF([.B65]=1;1;1/(1+EXP(-[.D65]+0.5))))" office:value-type="float" office:value="0.317073681087467" calcext:value-type="float">
            <text:p>0.317073681087467</text:p>
          </table:table-cell>
          <table:table-cell table:number-columns-repeated="6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26019" calcext:value-type="float">
            <text:p>0.126019</text:p>
          </table:table-cell>
          <table:table-cell table:formula="of:=IF([.B66]=0;0;IF([.B66]=1;1;LN([.B66]/(1-[.B66]))+0.5))" office:value-type="float" office:value="-1.43662594705475" calcext:value-type="float">
            <text:p>-1.43662594705475</text:p>
          </table:table-cell>
          <table:table-cell table:formula="of:=IF([.B66]=0;0;IF([.B66]=1;1;[.C66]+VLOOKUP([.$A66]; [.$G$2:.$H$42]; 2; 0)))" office:value-type="float" office:value="-1.43195611012122" calcext:value-type="float">
            <text:p>-1.43195611012122</text:p>
          </table:table-cell>
          <table:table-cell table:formula="of:=IF([.B66]=0;0;IF([.B66]=1;1;1/(1+EXP(-[.D66]+0.5))))" office:value-type="float" office:value="0.126534226359111" calcext:value-type="float">
            <text:p>0.126534226359111</text:p>
          </table:table-cell>
          <table:table-cell table:number-columns-repeated="6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15332" calcext:value-type="float">
            <text:p>0.0015332</text:p>
          </table:table-cell>
          <table:table-cell table:formula="of:=IF([.B67]=0;0;IF([.B67]=1;1;LN([.B67]/(1-[.B67]))+0.5))" office:value-type="float" office:value="-5.97886384790401" calcext:value-type="float">
            <text:p>-5.97886384790401</text:p>
          </table:table-cell>
          <table:table-cell table:formula="of:=IF([.B67]=0;0;IF([.B67]=1;1;[.C67]+VLOOKUP([.$A67]; [.$G$2:.$H$42]; 2; 0)))" office:value-type="float" office:value="-5.97314868165197" calcext:value-type="float">
            <text:p>-5.97314868165197</text:p>
          </table:table-cell>
          <table:table-cell table:formula="of:=IF([.B67]=0;0;IF([.B67]=1;1;1/(1+EXP(-[.D67]+0.5))))" office:value-type="float" office:value="0.00154197402999896" calcext:value-type="float">
            <text:p>0.00154197402999896</text:p>
          </table:table-cell>
          <table:table-cell table:number-columns-repeated="6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566955" calcext:value-type="float">
            <text:p>0.566955</text:p>
          </table:table-cell>
          <table:table-cell table:formula="of:=IF([.B68]=0;0;IF([.B68]=1;1;LN([.B68]/(1-[.B68]))+0.5))" office:value-type="float" office:value="0.769438286799268" calcext:value-type="float">
            <text:p>0.769438286799268</text:p>
          </table:table-cell>
          <table:table-cell table:formula="of:=IF([.B68]=0;0;IF([.B68]=1;1;[.C68]+VLOOKUP([.$A68]; [.$G$2:.$H$42]; 2; 0)))" office:value-type="float" office:value="0.770915243913503" calcext:value-type="float">
            <text:p>0.770915243913503</text:p>
          </table:table-cell>
          <table:table-cell table:formula="of:=IF([.B68]=0;0;IF([.B68]=1;1;1/(1+EXP(-[.D68]+0.5))))" office:value-type="float" office:value="0.567317582199591" calcext:value-type="float">
            <text:p>0.567317582199591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664024" calcext:value-type="float">
            <text:p>0.0664024</text:p>
          </table:table-cell>
          <table:table-cell table:formula="of:=IF([.B69]=0;0;IF([.B69]=1;1;LN([.B69]/(1-[.B69]))+0.5))" office:value-type="float" office:value="-2.14331230986745" calcext:value-type="float">
            <text:p>-2.14331230986745</text:p>
          </table:table-cell>
          <table:table-cell table:formula="of:=IF([.B69]=0;0;IF([.B69]=1;1;[.C69]+VLOOKUP([.$A69]; [.$G$2:.$H$42]; 2; 0)))" office:value-type="float" office:value="-2.13817795367843" calcext:value-type="float">
            <text:p>-2.13817795367843</text:p>
          </table:table-cell>
          <table:table-cell table:formula="of:=IF([.B69]=0;0;IF([.B69]=1;1;1/(1+EXP(-[.D69]+0.5))))" office:value-type="float" office:value="0.0667214042465589" calcext:value-type="float">
            <text:p>0.0667214042465589</text:p>
          </table:table-cell>
          <table:table-cell table:number-columns-repeated="6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926514" calcext:value-type="float">
            <text:p>0.926514</text:p>
          </table:table-cell>
          <table:table-cell table:formula="of:=IF([.B70]=0;0;IF([.B70]=1;1;LN([.B70]/(1-[.B70]))+0.5))" office:value-type="float" office:value="3.03433424435724" calcext:value-type="float">
            <text:p>3.03433424435724</text:p>
          </table:table-cell>
          <table:table-cell table:formula="of:=IF([.B70]=0;0;IF([.B70]=1;1;[.C70]+VLOOKUP([.$A70]; [.$G$2:.$H$42]; 2; 0)))" office:value-type="float" office:value="3.03442792587828" calcext:value-type="float">
            <text:p>3.03442792587828</text:p>
          </table:table-cell>
          <table:table-cell table:formula="of:=IF([.B70]=0;0;IF([.B70]=1;1;1/(1+EXP(-[.D70]+0.5))))" office:value-type="float" office:value="0.926520378127184" calcext:value-type="float">
            <text:p>0.926520378127184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925214" calcext:value-type="float">
            <text:p>0.00000925214</text:p>
          </table:table-cell>
          <table:table-cell table:formula="of:=IF([.B71]=0;0;IF([.B71]=1;1;LN([.B71]/(1-[.B71]))+0.5))" office:value-type="float" office:value="-11.0906464296634" calcext:value-type="float">
            <text:p>-11.0906464296634</text:p>
          </table:table-cell>
          <table:table-cell table:formula="of:=IF([.B71]=0;0;IF([.B71]=1;1;[.C71]+VLOOKUP([.$A71]; [.$G$2:.$H$42]; 2; 0)))" office:value-type="float" office:value="-11.0858315440401" calcext:value-type="float">
            <text:p>-11.0858315440401</text:p>
          </table:table-cell>
          <table:table-cell table:formula="of:=IF([.B71]=0;0;IF([.B71]=1;1;1/(1+EXP(-[.D71]+0.5))))" office:value-type="float" office:value="0.00000929679499980511" calcext:value-type="float">
            <text:p>9.29679499980511E-06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935446" calcext:value-type="float">
            <text:p>0.0935446</text:p>
          </table:table-cell>
          <table:table-cell table:formula="of:=IF([.B72]=0;0;IF([.B72]=1;1;LN([.B72]/(1-[.B72]))+0.5))" office:value-type="float" office:value="-1.77110350085256" calcext:value-type="float">
            <text:p>-1.77110350085256</text:p>
          </table:table-cell>
          <table:table-cell table:formula="of:=IF([.B72]=0;0;IF([.B72]=1;1;[.C72]+VLOOKUP([.$A72]; [.$G$2:.$H$42]; 2; 0)))" office:value-type="float" office:value="-1.76596914466353" calcext:value-type="float">
            <text:p>-1.76596914466353</text:p>
          </table:table-cell>
          <table:table-cell table:formula="of:=IF([.B72]=0;0;IF([.B72]=1;1;1/(1+EXP(-[.D72]+0.5))))" office:value-type="float" office:value="0.0939808721309439" calcext:value-type="float">
            <text:p>0.0939808721309439</text:p>
          </table:table-cell>
          <table:table-cell table:number-columns-repeated="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9946" calcext:value-type="float">
            <text:p>0.59946</text:p>
          </table:table-cell>
          <table:table-cell table:formula="of:=IF([.B73]=0;0;IF([.B73]=1;1;LN([.B73]/(1-[.B73]))+0.5))" office:value-type="float" office:value="0.903215613295705" calcext:value-type="float">
            <text:p>0.903215613295705</text:p>
          </table:table-cell>
          <table:table-cell table:formula="of:=IF([.B73]=0;0;IF([.B73]=1;1;[.C73]+VLOOKUP([.$A73]; [.$G$2:.$H$42]; 2; 0)))" office:value-type="float" office:value="0.905173184854275" calcext:value-type="float">
            <text:p>0.905173184854275</text:p>
          </table:table-cell>
          <table:table-cell table:formula="of:=IF([.B73]=0;0;IF([.B73]=1;1;1/(1+EXP(-[.D73]+0.5))))" office:value-type="float" office:value="0.599929936374244" calcext:value-type="float">
            <text:p>0.599929936374244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43431" calcext:value-type="float">
            <text:p>0.943431</text:p>
          </table:table-cell>
          <table:table-cell table:formula="of:=IF([.B74]=0;0;IF([.B74]=1;1;LN([.B74]/(1-[.B74]))+0.5))" office:value-type="float" office:value="3.3140620981941" calcext:value-type="float">
            <text:p>3.3140620981941</text:p>
          </table:table-cell>
          <table:table-cell table:formula="of:=IF([.B74]=0;0;IF([.B74]=1;1;[.C74]+VLOOKUP([.$A74]; [.$G$2:.$H$42]; 2; 0)))" office:value-type="float" office:value="3.31405652905916" calcext:value-type="float">
            <text:p>3.31405652905916</text:p>
          </table:table-cell>
          <table:table-cell table:formula="of:=IF([.B74]=0;0;IF([.B74]=1;1;1/(1+EXP(-[.D74]+0.5))))" office:value-type="float" office:value="0.943430702780392" calcext:value-type="float">
            <text:p>0.943430702780392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75151" calcext:value-type="float">
            <text:p>0.00275151</text:p>
          </table:table-cell>
          <table:table-cell table:formula="of:=IF([.B75]=0;0;IF([.B75]=1;1;LN([.B75]/(1-[.B75]))+0.5))" office:value-type="float" office:value="-5.3928501247281" calcext:value-type="float">
            <text:p>-5.3928501247281</text:p>
          </table:table-cell>
          <table:table-cell table:formula="of:=IF([.B75]=0;0;IF([.B75]=1;1;[.C75]+VLOOKUP([.$A75]; [.$G$2:.$H$42]; 2; 0)))" office:value-type="float" office:value="-5.38697482947801" calcext:value-type="float">
            <text:p>-5.38697482947801</text:p>
          </table:table-cell>
          <table:table-cell table:formula="of:=IF([.B75]=0;0;IF([.B75]=1;1;1/(1+EXP(-[.D75]+0.5))))" office:value-type="float" office:value="0.00276767864278887" calcext:value-type="float">
            <text:p>0.00276767864278887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249473" calcext:value-type="float">
            <text:p>0.000000249473</text:p>
          </table:table-cell>
          <table:table-cell table:formula="of:=IF([.B76]=0;0;IF([.B76]=1;1;LN([.B76]/(1-[.B76]))+0.5))" office:value-type="float" office:value="-14.7039148945705" calcext:value-type="float">
            <text:p>-14.7039148945705</text:p>
          </table:table-cell>
          <table:table-cell table:formula="of:=IF([.B76]=0;0;IF([.B76]=1;1;[.C76]+VLOOKUP([.$A76]; [.$G$2:.$H$42]; 2; 0)))" office:value-type="float" office:value="-14.6991651231811" calcext:value-type="float">
            <text:p>-14.6991651231811</text:p>
          </table:table-cell>
          <table:table-cell table:formula="of:=IF([.B76]=0;0;IF([.B76]=1;1;1/(1+EXP(-[.D76]+0.5))))" office:value-type="float" office:value="0.00000025066075797723" calcext:value-type="float">
            <text:p>2.50660757977226E-07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21705" calcext:value-type="float">
            <text:p>0.0121705</text:p>
          </table:table-cell>
          <table:table-cell table:formula="of:=IF([.B77]=0;0;IF([.B77]=1;1;LN([.B77]/(1-[.B77]))+0.5))" office:value-type="float" office:value="-3.89649512121577" calcext:value-type="float">
            <text:p>-3.89649512121577</text:p>
          </table:table-cell>
          <table:table-cell table:formula="of:=IF([.B77]=0;0;IF([.B77]=1;1;[.C77]+VLOOKUP([.$A77]; [.$G$2:.$H$42]; 2; 0)))" office:value-type="float" office:value="-3.89047213397066" calcext:value-type="float">
            <text:p>-3.89047213397066</text:p>
          </table:table-cell>
          <table:table-cell table:formula="of:=IF([.B77]=0;0;IF([.B77]=1;1;1/(1+EXP(-[.D77]+0.5))))" office:value-type="float" office:value="0.0122431237979851" calcext:value-type="float">
            <text:p>0.0122431237979851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687305" calcext:value-type="float">
            <text:p>0.0000687305</text:p>
          </table:table-cell>
          <table:table-cell table:formula="of:=IF([.B78]=0;0;IF([.B78]=1;1;LN([.B78]/(1-[.B78]))+0.5))" office:value-type="float" office:value="-9.08524876515158" calcext:value-type="float">
            <text:p>-9.08524876515158</text:p>
          </table:table-cell>
          <table:table-cell table:formula="of:=IF([.B78]=0;0;IF([.B78]=1;1;[.C78]+VLOOKUP([.$A78]; [.$G$2:.$H$42]; 2; 0)))" office:value-type="float" office:value="-9.08049899376216" calcext:value-type="float">
            <text:p>-9.08049899376216</text:p>
          </table:table-cell>
          <table:table-cell table:formula="of:=IF([.B78]=0;0;IF([.B78]=1;1;1/(1+EXP(-[.D78]+0.5))))" office:value-type="float" office:value="0.0000690577080849443" calcext:value-type="float">
            <text:p>6.90577080849443E-05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22714" calcext:value-type="float">
            <text:p>0.122714</text:p>
          </table:table-cell>
          <table:table-cell table:formula="of:=IF([.B79]=0;0;IF([.B79]=1;1;LN([.B79]/(1-[.B79]))+0.5))" office:value-type="float" office:value="-1.46697660631637" calcext:value-type="float">
            <text:p>-1.46697660631637</text:p>
          </table:table-cell>
          <table:table-cell table:formula="of:=IF([.B79]=0;0;IF([.B79]=1;1;[.C79]+VLOOKUP([.$A79]; [.$G$2:.$H$42]; 2; 0)))" office:value-type="float" office:value="-1.46161829786419" calcext:value-type="float">
            <text:p>-1.46161829786419</text:p>
          </table:table-cell>
          <table:table-cell table:formula="of:=IF([.B79]=0;0;IF([.B79]=1;1;1/(1+EXP(-[.D79]+0.5))))" office:value-type="float" office:value="0.123292017311041" calcext:value-type="float">
            <text:p>0.123292017311041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48947" calcext:value-type="float">
            <text:p>0.0148947</text:p>
          </table:table-cell>
          <table:table-cell table:formula="of:=IF([.B80]=0;0;IF([.B80]=1;1;LN([.B80]/(1-[.B80]))+0.5))" office:value-type="float" office:value="-3.69174309403611" calcext:value-type="float">
            <text:p>-3.69174309403611</text:p>
          </table:table-cell>
          <table:table-cell table:formula="of:=IF([.B80]=0;0;IF([.B80]=1;1;[.C80]+VLOOKUP([.$A80]; [.$G$2:.$H$42]; 2; 0)))" office:value-type="float" office:value="-3.68586779878601" calcext:value-type="float">
            <text:p>-3.68586779878601</text:p>
          </table:table-cell>
          <table:table-cell table:formula="of:=IF([.B80]=0;0;IF([.B80]=1;1;1/(1+EXP(-[.D80]+0.5))))" office:value-type="float" office:value="0.0149811534691706" calcext:value-type="float">
            <text:p>0.0149811534691706</text:p>
          </table:table-cell>
          <table:table-cell table:number-columns-repeated="6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00000252202" calcext:value-type="float">
            <text:p>0.00000252202</text:p>
          </table:table-cell>
          <table:table-cell table:formula="of:=IF([.B81]=0;0;IF([.B81]=1;1;LN([.B81]/(1-[.B81]))+0.5))" office:value-type="float" office:value="-12.3904478682157" calcext:value-type="float">
            <text:p>-12.3904478682157</text:p>
          </table:table-cell>
          <table:table-cell table:formula="of:=IF([.B81]=0;0;IF([.B81]=1;1;[.C81]+VLOOKUP([.$A81]; [.$G$2:.$H$42]; 2; 0)))" office:value-type="float" office:value="-12.3855458118247" calcext:value-type="float">
            <text:p>-12.3855458118247</text:p>
          </table:table-cell>
          <table:table-cell table:formula="of:=IF([.B81]=0;0;IF([.B81]=1;1;1/(1+EXP(-[.D81]+0.5))))" office:value-type="float" office:value="0.00000253441340469252" calcext:value-type="float">
            <text:p>2.53441340469252E-0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2]=0;0;IF([.B82]=1;1;LN([.B82]/(1-[.B82]))+0.5))" office:value-type="float" office:value="1" calcext:value-type="float">
            <text:p>1</text:p>
          </table:table-cell>
          <table:table-cell table:formula="of:=IF([.B82]=0;0;IF([.B82]=1;1;[.C82]+VLOOKUP([.$A82]; [.$G$2:.$H$42]; 2; 0)))" office:value-type="float" office:value="1" calcext:value-type="float">
            <text:p>1</text:p>
          </table:table-cell>
          <table:table-cell table:formula="of:=IF([.B82]=0;0;IF([.B82]=1;1;1/(1+EXP(-[.D82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146389" calcext:value-type="float">
            <text:p>0.146389</text:p>
          </table:table-cell>
          <table:table-cell table:formula="of:=IF([.B83]=0;0;IF([.B83]=1;1;LN([.B83]/(1-[.B83]))+0.5))" office:value-type="float" office:value="-1.26320812441016" calcext:value-type="float">
            <text:p>-1.26320812441016</text:p>
          </table:table-cell>
          <table:table-cell table:formula="of:=IF([.B83]=0;0;IF([.B83]=1;1;[.C83]+VLOOKUP([.$A83]; [.$G$2:.$H$42]; 2; 0)))" office:value-type="float" office:value="-1.2594241029132" calcext:value-type="float">
            <text:p>-1.2594241029132</text:p>
          </table:table-cell>
          <table:table-cell table:formula="of:=IF([.B83]=0;0;IF([.B83]=1;1;1/(1+EXP(-[.D83]+0.5))))" office:value-type="float" office:value="0.146862481515861" calcext:value-type="float">
            <text:p>0.146862481515861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119062" calcext:value-type="float">
            <text:p>0.000119062</text:p>
          </table:table-cell>
          <table:table-cell table:formula="of:=IF([.B84]=0;0;IF([.B84]=1;1;LN([.B84]/(1-[.B84]))+0.5))" office:value-type="float" office:value="-8.53574712303869" calcext:value-type="float">
            <text:p>-8.53574712303869</text:p>
          </table:table-cell>
          <table:table-cell table:formula="of:=IF([.B84]=0;0;IF([.B84]=1;1;[.C84]+VLOOKUP([.$A84]; [.$G$2:.$H$42]; 2; 0)))" office:value-type="float" office:value="-8.53088986687414" calcext:value-type="float">
            <text:p>-8.53088986687414</text:p>
          </table:table-cell>
          <table:table-cell table:formula="of:=IF([.B84]=0;0;IF([.B84]=1;1;1/(1+EXP(-[.D84]+0.5))))" office:value-type="float" office:value="0.000119641652062583" calcext:value-type="float">
            <text:p>0.000119641652062583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81469" calcext:value-type="float">
            <text:p>0.981469</text:p>
          </table:table-cell>
          <table:table-cell table:formula="of:=IF([.B85]=0;0;IF([.B85]=1;1;LN([.B85]/(1-[.B85]))+0.5))" office:value-type="float" office:value="4.46960542352612" calcext:value-type="float">
            <text:p>4.46960542352612</text:p>
          </table:table-cell>
          <table:table-cell table:formula="of:=IF([.B85]=0;0;IF([.B85]=1;1;[.C85]+VLOOKUP([.$A85]; [.$G$2:.$H$42]; 2; 0)))" office:value-type="float" office:value="4.46959985439118" calcext:value-type="float">
            <text:p>4.46959985439118</text:p>
          </table:table-cell>
          <table:table-cell table:formula="of:=IF([.B85]=0;0;IF([.B85]=1;1;1/(1+EXP(-[.D85]+0.5))))" office:value-type="float" office:value="0.981468898710518" calcext:value-type="float">
            <text:p>0.981468898710518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196433" calcext:value-type="float">
            <text:p>0.00196433</text:p>
          </table:table-cell>
          <table:table-cell table:formula="of:=IF([.B86]=0;0;IF([.B86]=1;1;LN([.B86]/(1-[.B86]))+0.5))" office:value-type="float" office:value="-5.73063779689805" calcext:value-type="float">
            <text:p>-5.73063779689805</text:p>
          </table:table-cell>
          <table:table-cell table:formula="of:=IF([.B86]=0;0;IF([.B86]=1;1;[.C86]+VLOOKUP([.$A86]; [.$G$2:.$H$42]; 2; 0)))" office:value-type="float" office:value="-5.7245892402057" calcext:value-type="float">
            <text:p>-5.7245892402057</text:p>
          </table:table-cell>
          <table:table-cell table:formula="of:=IF([.B86]=0;0;IF([.B86]=1;1;1/(1+EXP(-[.D86]+0.5))))" office:value-type="float" office:value="0.00197622381508432" calcext:value-type="float">
            <text:p>0.00197622381508432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291595" calcext:value-type="float">
            <text:p>0.0291595</text:p>
          </table:table-cell>
          <table:table-cell table:formula="of:=IF([.B87]=0;0;IF([.B87]=1;1;LN([.B87]/(1-[.B87]))+0.5))" office:value-type="float" office:value="-3.0053814309358" calcext:value-type="float">
            <text:p>-3.0053814309358</text:p>
          </table:table-cell>
          <table:table-cell table:formula="of:=IF([.B87]=0;0;IF([.B87]=1;1;[.C87]+VLOOKUP([.$A87]; [.$G$2:.$H$42]; 2; 0)))" office:value-type="float" office:value="-2.99935844369069" calcext:value-type="float">
            <text:p>-2.99935844369069</text:p>
          </table:table-cell>
          <table:table-cell table:formula="of:=IF([.B87]=0;0;IF([.B87]=1;1;1/(1+EXP(-[.D87]+0.5))))" office:value-type="float" office:value="0.0293304904816592" calcext:value-type="float">
            <text:p>0.0293304904816592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149839" calcext:value-type="float">
            <text:p>0.00000149839</text:p>
          </table:table-cell>
          <table:table-cell table:formula="of:=IF([.B88]=0;0;IF([.B88]=1;1;LN([.B88]/(1-[.B88]))+0.5))" office:value-type="float" office:value="-12.9111178612331" calcext:value-type="float">
            <text:p>-12.9111178612331</text:p>
          </table:table-cell>
          <table:table-cell table:formula="of:=IF([.B88]=0;0;IF([.B88]=1;1;[.C88]+VLOOKUP([.$A88]; [.$G$2:.$H$42]; 2; 0)))" office:value-type="float" office:value="-12.9063680898436" calcext:value-type="float">
            <text:p>-12.9063680898436</text:p>
          </table:table-cell>
          <table:table-cell table:formula="of:=IF([.B88]=0;0;IF([.B88]=1;1;1/(1+EXP(-[.D88]+0.5))))" office:value-type="float" office:value="0.00000150552392808915" calcext:value-type="float">
            <text:p>1.50552392808915E-0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9]=0;0;IF([.B89]=1;1;LN([.B89]/(1-[.B89]))+0.5))" office:value-type="float" office:value="0" calcext:value-type="float">
            <text:p>0</text:p>
          </table:table-cell>
          <table:table-cell table:formula="of:=IF([.B89]=0;0;IF([.B89]=1;1;[.C89]+VLOOKUP([.$A89]; [.$G$2:.$H$42]; 2; 0)))" office:value-type="float" office:value="0" calcext:value-type="float">
            <text:p>0</text:p>
          </table:table-cell>
          <table:table-cell table:formula="of:=IF([.B89]=0;0;IF([.B89]=1;1;1/(1+EXP(-[.D89]+0.5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180058" calcext:value-type="float">
            <text:p>0.180058</text:p>
          </table:table-cell>
          <table:table-cell table:formula="of:=IF([.B90]=0;0;IF([.B90]=1;1;LN([.B90]/(1-[.B90]))+0.5))" office:value-type="float" office:value="-1.01595458483938" calcext:value-type="float">
            <text:p>-1.01595458483938</text:p>
          </table:table-cell>
          <table:table-cell table:formula="of:=IF([.B90]=0;0;IF([.B90]=1;1;[.C90]+VLOOKUP([.$A90]; [.$G$2:.$H$42]; 2; 0)))" office:value-type="float" office:value="-1.01082022865035" calcext:value-type="float">
            <text:p>-1.01082022865035</text:p>
          </table:table-cell>
          <table:table-cell table:formula="of:=IF([.B90]=0;0;IF([.B90]=1;1;1/(1+EXP(-[.D90]+0.5))))" office:value-type="float" office:value="0.180817267120777" calcext:value-type="float">
            <text:p>0.180817267120777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40425" calcext:value-type="float">
            <text:p>0.440425</text:p>
          </table:table-cell>
          <table:table-cell table:formula="of:=IF([.B91]=0;0;IF([.B91]=1;1;LN([.B91]/(1-[.B91]))+0.5))" office:value-type="float" office:value="0.260562602787516" calcext:value-type="float">
            <text:p>0.260562602787516</text:p>
          </table:table-cell>
          <table:table-cell table:formula="of:=IF([.B91]=0;0;IF([.B91]=1;1;[.C91]+VLOOKUP([.$A91]; [.$G$2:.$H$42]; 2; 0)))" office:value-type="float" office:value="0.261744305727949" calcext:value-type="float">
            <text:p>0.261744305727949</text:p>
          </table:table-cell>
          <table:table-cell table:formula="of:=IF([.B91]=0;0;IF([.B91]=1;1;1/(1+EXP(-[.D91]+0.5))))" office:value-type="float" office:value="0.440716252128171" calcext:value-type="float">
            <text:p>0.440716252128171</text:p>
          </table:table-cell>
          <table:table-cell table:number-columns-repeated="6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155369" calcext:value-type="float">
            <text:p>0.155369</text:p>
          </table:table-cell>
          <table:table-cell table:formula="of:=IF([.B92]=0;0;IF([.B92]=1;1;LN([.B92]/(1-[.B92]))+0.5))" office:value-type="float" office:value="-1.19309691275713" calcext:value-type="float">
            <text:p>-1.19309691275713</text:p>
          </table:table-cell>
          <table:table-cell table:formula="of:=IF([.B92]=0;0;IF([.B92]=1;1;[.C92]+VLOOKUP([.$A92]; [.$G$2:.$H$42]; 2; 0)))" office:value-type="float" office:value="-1.18931289126017" calcext:value-type="float">
            <text:p>-1.18931289126017</text:p>
          </table:table-cell>
          <table:table-cell table:formula="of:=IF([.B92]=0;0;IF([.B92]=1;1;1/(1+EXP(-[.D92]+0.5))))" office:value-type="float" office:value="0.155866222980808" calcext:value-type="float">
            <text:p>0.155866222980808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702874" calcext:value-type="float">
            <text:p>0.00702874</text:p>
          </table:table-cell>
          <table:table-cell table:formula="of:=IF([.B93]=0;0;IF([.B93]=1;1;LN([.B93]/(1-[.B93]))+0.5))" office:value-type="float" office:value="-4.45069426313296" calcext:value-type="float">
            <text:p>-4.45069426313296</text:p>
          </table:table-cell>
          <table:table-cell table:formula="of:=IF([.B93]=0;0;IF([.B93]=1;1;[.C93]+VLOOKUP([.$A93]; [.$G$2:.$H$42]; 2; 0)))" office:value-type="float" office:value="-4.44560473859183" calcext:value-type="float">
            <text:p>-4.44560473859183</text:p>
          </table:table-cell>
          <table:table-cell table:formula="of:=IF([.B93]=0;0;IF([.B93]=1;1;1/(1+EXP(-[.D93]+0.5))))" office:value-type="float" office:value="0.00706435077618349" calcext:value-type="float">
            <text:p>0.00706435077618349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28721" calcext:value-type="float">
            <text:p>0.928721</text:p>
          </table:table-cell>
          <table:table-cell table:formula="of:=IF([.B94]=0;0;IF([.B94]=1;1;LN([.B94]/(1-[.B94]))+0.5))" office:value-type="float" office:value="3.06720661689655" calcext:value-type="float">
            <text:p>3.06720661689655</text:p>
          </table:table-cell>
          <table:table-cell table:formula="of:=IF([.B94]=0;0;IF([.B94]=1;1;[.C94]+VLOOKUP([.$A94]; [.$G$2:.$H$42]; 2; 0)))" office:value-type="float" office:value="3.06720104776161" calcext:value-type="float">
            <text:p>3.06720104776161</text:p>
          </table:table-cell>
          <table:table-cell table:formula="of:=IF([.B94]=0;0;IF([.B94]=1;1;1/(1+EXP(-[.D94]+0.5))))" office:value-type="float" office:value="0.928720631331831" calcext:value-type="float">
            <text:p>0.928720631331831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914143" calcext:value-type="float">
            <text:p>0.0000914143</text:p>
          </table:table-cell>
          <table:table-cell table:formula="of:=IF([.B95]=0;0;IF([.B95]=1;1;LN([.B95]/(1-[.B95]))+0.5))" office:value-type="float" office:value="-8.80001721812122" calcext:value-type="float">
            <text:p>-8.80001721812122</text:p>
          </table:table-cell>
          <table:table-cell table:formula="of:=IF([.B95]=0;0;IF([.B95]=1;1;[.C95]+VLOOKUP([.$A95]; [.$G$2:.$H$42]; 2; 0)))" office:value-type="float" office:value="-8.79520233249794" calcext:value-type="float">
            <text:p>-8.79520233249794</text:p>
          </table:table-cell>
          <table:table-cell table:formula="of:=IF([.B95]=0;0;IF([.B95]=1;1;1/(1+EXP(-[.D95]+0.5))))" office:value-type="float" office:value="0.0000918554702084411" calcext:value-type="float">
            <text:p>9.18554702084411E-05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654063" calcext:value-type="float">
            <text:p>0.0654063</text:p>
          </table:table-cell>
          <table:table-cell table:formula="of:=IF([.B96]=0;0;IF([.B96]=1;1;LN([.B96]/(1-[.B96]))+0.5))" office:value-type="float" office:value="-2.15949330529299" calcext:value-type="float">
            <text:p>-2.15949330529299</text:p>
          </table:table-cell>
          <table:table-cell table:formula="of:=IF([.B96]=0;0;IF([.B96]=1;1;[.C96]+VLOOKUP([.$A96]; [.$G$2:.$H$42]; 2; 0)))" office:value-type="float" office:value="-2.15366153390855" calcext:value-type="float">
            <text:p>-2.15366153390855</text:p>
          </table:table-cell>
          <table:table-cell table:formula="of:=IF([.B96]=0;0;IF([.B96]=1;1;1/(1+EXP(-[.D96]+0.5))))" office:value-type="float" office:value="0.0657636911410422" calcext:value-type="float">
            <text:p>0.0657636911410422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739063" calcext:value-type="float">
            <text:p>0.00739063</text:p>
          </table:table-cell>
          <table:table-cell table:formula="of:=IF([.B97]=0;0;IF([.B97]=1;1;LN([.B97]/(1-[.B97]))+0.5))" office:value-type="float" office:value="-4.40012422129891" calcext:value-type="float">
            <text:p>-4.40012422129891</text:p>
          </table:table-cell>
          <table:table-cell table:formula="of:=IF([.B97]=0;0;IF([.B97]=1;1;[.C97]+VLOOKUP([.$A97]; [.$G$2:.$H$42]; 2; 0)))" office:value-type="float" office:value="-4.39469655469864" calcext:value-type="float">
            <text:p>-4.39469655469864</text:p>
          </table:table-cell>
          <table:table-cell table:formula="of:=IF([.B97]=0;0;IF([.B97]=1;1;1/(1+EXP(-[.D97]+0.5))))" office:value-type="float" office:value="0.00743055405650684" calcext:value-type="float">
            <text:p>0.00743055405650684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259873" calcext:value-type="float">
            <text:p>0.00259873</text:p>
          </table:table-cell>
          <table:table-cell table:formula="of:=IF([.B98]=0;0;IF([.B98]=1;1;LN([.B98]/(1-[.B98]))+0.5))" office:value-type="float" office:value="-5.45013030226904" calcext:value-type="float">
            <text:p>-5.45013030226904</text:p>
          </table:table-cell>
          <table:table-cell table:formula="of:=IF([.B98]=0;0;IF([.B98]=1;1;[.C98]+VLOOKUP([.$A98]; [.$G$2:.$H$42]; 2; 0)))" office:value-type="float" office:value="-5.4448534464797" calcext:value-type="float">
            <text:p>-5.4448534464797</text:p>
          </table:table-cell>
          <table:table-cell table:formula="of:=IF([.B98]=0;0;IF([.B98]=1;1;1/(1+EXP(-[.D98]+0.5))))" office:value-type="float" office:value="0.00261244344881068" calcext:value-type="float">
            <text:p>0.00261244344881068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86025" calcext:value-type="float">
            <text:p>0.0286025</text:p>
          </table:table-cell>
          <table:table-cell table:formula="of:=IF([.B99]=0;0;IF([.B99]=1;1;LN([.B99]/(1-[.B99]))+0.5))" office:value-type="float" office:value="-3.02524162971026" calcext:value-type="float">
            <text:p>-3.02524162971026</text:p>
          </table:table-cell>
          <table:table-cell table:formula="of:=IF([.B99]=0;0;IF([.B99]=1;1;[.C99]+VLOOKUP([.$A99]; [.$G$2:.$H$42]; 2; 0)))" office:value-type="float" office:value="-3.01940985832583" calcext:value-type="float">
            <text:p>-3.01940985832583</text:p>
          </table:table-cell>
          <table:table-cell table:formula="of:=IF([.B99]=0;0;IF([.B99]=1;1;1/(1+EXP(-[.D99]+0.5))))" office:value-type="float" office:value="0.0287649784575134" calcext:value-type="float">
            <text:p>0.0287649784575134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353876" calcext:value-type="float">
            <text:p>0.000353876</text:p>
          </table:table-cell>
          <table:table-cell table:formula="of:=IF([.B100]=0;0;IF([.B100]=1;1;LN([.B100]/(1-[.B100]))+0.5))" office:value-type="float" office:value="-7.44621005005073" calcext:value-type="float">
            <text:p>-7.44621005005073</text:p>
          </table:table-cell>
          <table:table-cell table:formula="of:=IF([.B100]=0;0;IF([.B100]=1;1;[.C100]+VLOOKUP([.$A100]; [.$G$2:.$H$42]; 2; 0)))" office:value-type="float" office:value="-7.44141037549301" calcext:value-type="float">
            <text:p>-7.44141037549301</text:p>
          </table:table-cell>
          <table:table-cell table:formula="of:=IF([.B100]=0;0;IF([.B100]=1;1;1/(1+EXP(-[.D100]+0.5))))" office:value-type="float" office:value="0.000355577966864494" calcext:value-type="float">
            <text:p>0.000355577966864494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307486" calcext:value-type="float">
            <text:p>0.00307486</text:p>
          </table:table-cell>
          <table:table-cell table:formula="of:=IF([.B101]=0;0;IF([.B101]=1;1;LN([.B101]/(1-[.B101]))+0.5))" office:value-type="float" office:value="-5.28141631012029" calcext:value-type="float">
            <text:p>-5.28141631012029</text:p>
          </table:table-cell>
          <table:table-cell table:formula="of:=IF([.B101]=0;0;IF([.B101]=1;1;[.C101]+VLOOKUP([.$A101]; [.$G$2:.$H$42]; 2; 0)))" office:value-type="float" office:value="-5.27598864352001" calcext:value-type="float">
            <text:p>-5.27598864352001</text:p>
          </table:table-cell>
          <table:table-cell table:formula="of:=IF([.B101]=0;0;IF([.B101]=1;1;1/(1+EXP(-[.D101]+0.5))))" office:value-type="float" office:value="0.00309154295298591" calcext:value-type="float">
            <text:p>0.003091542952985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23432513201412" calcext:value-type="float">
            <text:p>0.23432513201412</text:p>
          </table:table-cell>
          <table:table-cell table:style-name="ce6" table:formula="of:=AVERAGE([.C2:.C101])" office:value-type="float" office:value="-3.61331559891982" calcext:value-type="float">
            <text:p>-3.61331559891982</text:p>
          </table:table-cell>
          <table:table-cell table:style-name="ce6" table:formula="of:=AVERAGE([.D2:.D101])" office:value-type="float" office:value="-3.60961645722866" calcext:value-type="float">
            <text:p>-3.60961645722866</text:p>
          </table:table-cell>
          <table:table-cell table:style-name="ce6" table:formula="of:=AVERAGE([.E2:.E101])" office:value-type="float" office:value="0.234468643479717" calcext:value-type="float">
            <text:p>0.234468643479717</text:p>
          </table:table-cell>
          <table:table-cell table:number-columns-repeated="6"/>
        </table:table-row>
        <table:table-row table:style-name="ro1" table:number-rows-repeated="104847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1T09:23:42.258414663</dc:date>
    <meta:editing-duration>PT1H56M37S</meta:editing-duration>
    <meta:editing-cycles>27</meta:editing-cycles>
    <meta:generator>LibreOffice/7.3.7.2$Linux_X86_64 LibreOffice_project/30$Build-2</meta:generator>
    <meta:document-statistic meta:table-count="1" meta:cell-count="594" meta:object-count="0"/>
  </office:meta>
</office:document-meta>
</file>